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5pt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5pt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5pt solid #000000" style:writing-mode="lr-tb"/>
    </style:style>
    <style:style style:name="Table15.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5pt solid #000000" style:writing-mode="lr-tb"/>
    </style:style>
    <style:style style:name="Table18.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fo:font-weight="bold" style:font-size-asian="10pt" style:font-weight-asian="bold" style:font-size-complex="10pt"/>
    </style:style>
    <style:style style:name="P6" style:family="paragraph" style:parent-style-name="Normal">
      <style:text-properties style:font-name="Pericles" fo:font-size="8pt" fo:font-weight="bold" style:font-size-asian="8pt" style:font-weight-asian="bold" style:font-size-complex="8pt"/>
    </style:style>
    <style:style style:name="P7" style:family="paragraph" style:parent-style-name="Normal">
      <style:text-properties style:font-name="Pericles" fo:font-size="8pt" style:font-size-asian="8pt" style:font-size-complex="8pt"/>
    </style:style>
    <style:style style:name="P8" style:family="paragraph" style:parent-style-name="Normal">
      <style:text-properties style:font-name="Pericles" fo:font-size="8pt" officeooo:rsid="00193e1a" officeooo:paragraph-rsid="00193e1a" style:font-size-asian="8pt" style:font-size-complex="8pt"/>
    </style:style>
    <style:style style:name="P9" style:family="paragraph" style:parent-style-name="Normal">
      <style:text-properties style:font-name="Pericles" fo:font-size="8pt" officeooo:rsid="001a044b" officeooo:paragraph-rsid="001a044b" style:font-size-asian="8pt" style:font-size-complex="8pt"/>
    </style:style>
    <style:style style:name="P10" style:family="paragraph" style:parent-style-name="Normal">
      <style:text-properties style:font-name="Pericles" fo:font-size="8pt" officeooo:rsid="001bb755" officeooo:paragraph-rsid="001bb755" style:font-size-asian="8pt" style:font-size-complex="8pt"/>
    </style:style>
    <style:style style:name="P11" style:family="paragraph" style:parent-style-name="Normal">
      <style:paragraph-properties fo:text-align="center" style:justify-single-word="false"/>
    </style:style>
    <style:style style:name="P12" style:family="paragraph" style:parent-style-name="List_20_Paragraph">
      <style:text-properties style:font-name="Pericles" fo:font-size="10pt" style:font-size-asian="10pt" style:font-size-complex="10pt"/>
    </style:style>
    <style:style style:name="P13" style:family="paragraph" style:parent-style-name="Normal">
      <style:paragraph-properties fo:margin-top="0in" fo:margin-bottom="0in" loext:contextual-spacing="false" fo:line-height="100%"/>
      <style:text-properties style:font-name="Pericles" fo:font-size="10pt" fo:font-weight="bold" style:font-size-asian="10pt" style:font-weight-asian="bold" style:font-size-complex="10pt"/>
    </style:style>
    <style:style style:name="P14" style:family="paragraph" style:parent-style-name="Normal">
      <style:paragraph-properties fo:margin-top="0in" fo:margin-bottom="0in" loext:contextual-spacing="false" fo:line-height="100%"/>
      <style:text-properties style:font-name="Pericles" fo:font-size="10pt" style:font-size-asian="10pt" style:font-size-complex="10pt"/>
    </style:style>
    <style:style style:name="P15" style:family="paragraph" style:parent-style-name="Normal">
      <style:paragraph-properties fo:margin-top="0in" fo:margin-bottom="0in" loext:contextual-spacing="false" fo:line-height="100%" fo:text-align="center" style:justify-single-word="false"/>
      <style:text-properties style:font-name="Pericles" fo:font-size="10pt" style:font-size-asian="10pt" style:font-size-complex="10pt"/>
    </style:style>
    <style:style style:name="P16" style:family="paragraph" style:parent-style-name="Normal">
      <style:paragraph-properties fo:margin-top="0in" fo:margin-bottom="0in" loext:contextual-spacing="false" fo:line-height="100%"/>
      <style:text-properties style:font-name="Pericles" fo:font-size="8pt" style:font-size-asian="8pt" style:font-size-complex="8pt"/>
    </style:style>
    <style:style style:name="P17" style:family="paragraph" style:parent-style-name="Normal">
      <style:paragraph-properties fo:margin-top="0in" fo:margin-bottom="0in" loext:contextual-spacing="false" fo:line-height="100%"/>
    </style:style>
    <style:style style:name="P18" style:family="paragraph" style:parent-style-name="Standard">
      <style:text-properties style:font-name="Pericles" fo:font-size="10pt" style:font-size-asian="10pt" style:font-size-complex="10pt"/>
    </style:style>
    <style:style style:name="P19"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20" style:family="paragraph" style:parent-style-name="Normal" style:list-style-name="L10">
      <style:text-properties officeooo:paragraph-rsid="0020c4e6"/>
    </style:style>
    <style:style style:name="P21" style:family="paragraph" style:parent-style-name="Normal" style:list-style-name="L10">
      <style:text-properties officeooo:paragraph-rsid="002263de"/>
    </style:style>
    <style:style style:name="P22" style:family="paragraph" style:parent-style-name="Normal">
      <style:text-properties style:font-name="Pericles" fo:font-size="8pt" style:font-size-asian="8pt" style:font-size-complex="8pt"/>
    </style:style>
    <style:style style:name="P23" style:family="paragraph" style:parent-style-name="Normal">
      <style:text-properties style:font-name="Pericles" fo:font-size="8pt" officeooo:rsid="0022b8a5" officeooo:paragraph-rsid="0022b8a5" style:font-size-asian="8pt" style:font-size-complex="8pt"/>
    </style:style>
    <style:style style:name="P24" style:family="paragraph" style:parent-style-name="Normal" style:list-style-name="L5">
      <style:paragraph-properties fo:margin-top="0in" fo:margin-bottom="0in" loext:contextual-spacing="false" fo:line-height="100%"/>
      <style:text-properties style:font-name="Pericles" fo:font-size="10pt" style:font-size-asian="10pt" style:font-size-complex="10pt"/>
    </style:style>
    <style:style style:name="P25" style:family="paragraph" style:parent-style-name="Normal" style:list-style-name="L7">
      <style:paragraph-properties fo:margin-top="0in" fo:margin-bottom="0in" loext:contextual-spacing="false" fo:line-height="100%"/>
      <style:text-properties style:font-name="Pericles" fo:font-size="10pt" style:font-size-asian="10pt" style:font-size-complex="10pt"/>
    </style:style>
    <style:style style:name="P26" style:family="paragraph" style:parent-style-name="Normal" style:list-style-name="L7">
      <style:paragraph-properties fo:margin-top="0in" fo:margin-bottom="0in" loext:contextual-spacing="false" fo:line-height="100%"/>
      <style:text-properties style:font-name="Pericles" fo:font-size="10pt" officeooo:rsid="001d9dd2" officeooo:paragraph-rsid="001d9dd2" style:font-size-asian="10pt" style:font-size-complex="10pt"/>
    </style:style>
    <style:style style:name="P27" style:family="paragraph" style:parent-style-name="List_20_Paragraph" style:list-style-name="L1">
      <style:text-properties style:font-name="Pericles" fo:font-size="10pt" style:font-size-asian="10pt" style:font-size-complex="10pt"/>
    </style:style>
    <style:style style:name="P28" style:family="paragraph" style:parent-style-name="List_20_Paragraph" style:list-style-name="L2"/>
    <style:style style:name="P29" style:family="paragraph" style:parent-style-name="List_20_Paragraph" style:list-style-name="L3"/>
    <style:style style:name="P30" style:family="paragraph" style:parent-style-name="List_20_Paragraph" style:list-style-name="L4">
      <style:paragraph-properties fo:margin-top="0in" fo:margin-bottom="0in" loext:contextual-spacing="false" fo:line-height="100%"/>
      <style:text-properties style:font-name="Pericles" fo:font-size="10pt" style:font-size-asian="10pt" style:font-size-complex="10pt"/>
    </style:style>
    <style:style style:name="P31" style:family="paragraph" style:parent-style-name="List_20_Paragraph" style:list-style-name="L6">
      <style:paragraph-properties fo:margin-top="0in" fo:margin-bottom="0in" loext:contextual-spacing="false" fo:line-height="100%"/>
      <style:text-properties style:font-name="Pericles" fo:font-size="10pt" style:font-size-asian="10pt" style:font-size-complex="10pt"/>
    </style:style>
    <style:style style:name="P32" style:family="paragraph" style:parent-style-name="List_20_Paragraph" style:list-style-name="L8">
      <style:paragraph-properties fo:margin-top="0in" fo:margin-bottom="0in" loext:contextual-spacing="false" fo:line-height="100%"/>
      <style:text-properties style:font-name="Pericles" fo:font-size="10pt" style:font-size-asian="10pt" style:font-size-complex="10pt"/>
    </style:style>
    <style:style style:name="P33" style:family="paragraph" style:parent-style-name="List_20_Paragraph" style:list-style-name="L9">
      <style:paragraph-properties fo:margin-top="0in" fo:margin-bottom="0in" loext:contextual-spacing="false" fo:line-height="100%"/>
      <style:text-properties style:font-name="Pericles" fo:font-size="8pt" style:font-size-asian="8pt" style:font-size-complex="8pt"/>
    </style:style>
    <style:style style:name="P34" style:family="paragraph" style:parent-style-name="List_20_Paragraph" style:list-style-name="L9">
      <style:paragraph-properties fo:margin-top="0in" fo:margin-bottom="0in" loext:contextual-spacing="false" fo:line-height="100%"/>
      <style:text-properties style:font-name="Pericles" fo:font-size="8pt" officeooo:paragraph-rsid="001a044b" style:font-size-asian="8pt" style:font-size-complex="8pt"/>
    </style:style>
    <style:style style:name="P35" style:family="paragraph" style:parent-style-name="List_20_Paragraph" style:list-style-name="L9">
      <style:paragraph-properties fo:margin-top="0in" fo:margin-bottom="0in" loext:contextual-spacing="false" fo:line-height="100%"/>
      <style:text-properties style:font-name="Pericles" fo:font-size="8pt" officeooo:rsid="00193e1a" officeooo:paragraph-rsid="00193e1a" style:font-size-asian="8pt" style:font-size-complex="8pt"/>
    </style:style>
    <style:style style:name="P36" style:family="paragraph" style:parent-style-name="List_20_Paragraph" style:list-style-name="L9">
      <style:paragraph-properties fo:margin-top="0in" fo:margin-bottom="0in" loext:contextual-spacing="false" fo:line-height="100%"/>
      <style:text-properties style:font-name="Pericles" fo:font-size="8pt" officeooo:rsid="001d9dd2" officeooo:paragraph-rsid="001d9dd2" style:font-size-asian="8pt" style:font-size-complex="8pt"/>
    </style:style>
    <style:style style:name="P37" style:family="paragraph" style:parent-style-name="List_20_Paragraph" style:list-style-name="L9">
      <style:paragraph-properties fo:margin-top="0in" fo:margin-bottom="0in" loext:contextual-spacing="false" fo:line-height="100%"/>
      <style:text-properties style:font-name="Pericles" fo:font-size="8pt" officeooo:rsid="001a044b" officeooo:paragraph-rsid="001a044b" style:font-size-asian="8pt" style:font-size-complex="8pt"/>
    </style:style>
    <style:style style:name="P38" style:family="paragraph" style:parent-style-name="List_20_Paragraph" style:list-style-name="L9">
      <style:paragraph-properties fo:margin-top="0in" fo:margin-bottom="0in" loext:contextual-spacing="false" fo:line-height="100%"/>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weight="normal" officeooo:rsid="0020c4e6" style:font-size-asian="10pt" style:font-weight-asian="normal" style:font-size-complex="10pt" style:font-weight-complex="normal"/>
    </style:style>
    <style:style style:name="T10" style:family="text">
      <style:text-properties style:font-name="Pericles" fo:font-size="10pt" fo:font-weight="normal" officeooo:rsid="002263de" style:font-size-asian="10pt" style:font-weight-asian="normal" style:font-size-complex="10pt" style:font-weight-complex="normal"/>
    </style:style>
    <style:style style:name="T11"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style:font-name="Pericles" fo:font-size="10pt" fo:font-style="normal" style:text-underline-style="none" fo:font-weight="normal" officeooo:rsid="002263de" style:font-size-asian="10pt" style:font-style-asian="normal" style:font-weight-asian="normal" style:font-size-complex="10pt" style:font-style-complex="normal" style:font-weight-complex="normal"/>
    </style:style>
    <style:style style:name="T13" style:family="text">
      <style:text-properties style:font-name="Pericles" fo:font-size="12pt" fo:font-weight="bold" style:font-size-asian="12pt" style:font-weight-asian="bold" style:font-size-complex="12pt"/>
    </style:style>
    <style:style style:name="T14" style:family="text">
      <style:text-properties style:font-name="Pericles" fo:font-size="12pt" fo:font-weight="bold" style:font-size-asian="12pt" style:font-weight-asian="bold" style:font-size-complex="12pt" style:font-weight-complex="bold"/>
    </style:style>
    <style:style style:name="T15" style:family="text">
      <style:text-properties style:font-name="Pericles" fo:font-size="12pt" fo:font-weight="bold" style:font-size-asian="12pt" style:font-weight-asian="bold" style:font-size-complex="10pt"/>
    </style:style>
    <style:style style:name="T16" style:family="text">
      <style:text-properties style:font-name="Pericles" fo:font-size="8pt" style:font-size-asian="8pt" style:font-size-complex="8pt"/>
    </style:style>
    <style:style style:name="T17" style:family="text">
      <style:text-properties style:font-name="Pericles" fo:font-size="8pt" officeooo:rsid="001a044b" style:font-size-asian="8pt" style:font-size-complex="8pt"/>
    </style:style>
    <style:style style:name="T18" style:family="text">
      <style:text-properties style:font-name="Pericles" fo:font-size="8pt" fo:font-style="italic" fo:font-weight="bold" style:font-size-asian="8pt" style:font-style-asian="italic" style:font-weight-asian="bold" style:font-size-complex="8pt"/>
    </style:style>
    <style:style style:name="T19" style:family="text">
      <style:text-properties style:font-name="Pericles" fo:font-size="8pt" fo:font-style="italic" style:font-size-asian="8pt" style:font-style-asian="italic" style:font-size-complex="8pt"/>
    </style:style>
    <style:style style:name="T20" style:family="text">
      <style:text-properties style:font-name="Arial" fo:font-size="10pt" style:font-size-asian="10pt" style:font-name-complex="Arial" style:font-size-complex="10pt"/>
    </style:style>
    <style:style style:name="T21" style:family="text">
      <style:text-properties style:font-name="Arial" fo:font-size="10pt" fo:font-style="italic" fo:font-weight="bold" style:font-size-asian="10pt" style:font-style-asian="italic" style:font-weight-asian="bold" style:font-name-complex="Arial" style:font-size-complex="10pt"/>
    </style:style>
    <style:style style:name="T22" style:family="text">
      <style:text-properties style:font-name="Arial" fo:font-size="8pt" style:font-size-asian="8pt" style:font-name-complex="Arial" style:font-size-complex="8pt"/>
    </style:style>
    <style:style style:name="T23" style:family="text">
      <style:text-properties style:font-name="Arial" style:font-name-complex="Arial"/>
    </style:style>
    <style:style style:name="T24" style:family="text">
      <style:text-properties style:font-name="Calibri" fo:font-size="10pt" style:font-size-asian="10pt" style:font-name-complex="Calibri" style:font-size-complex="10pt"/>
    </style:style>
    <style:style style:name="T25" style:family="text">
      <style:text-properties style:font-name="Calibri" fo:font-size="8pt" style:font-size-asian="8pt" style:font-name-complex="Calibri" style:font-size-complex="8pt"/>
    </style:style>
    <style:style style:name="T26"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7" style:family="text">
      <style:text-properties officeooo:rsid="001a044b"/>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weight="normal" style:font-weight-asian="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officeooo:rsid="001d9dd2"/>
    </style:style>
    <style:style style:name="T32" style:family="text">
      <style:text-properties officeooo:rsid="001e5244"/>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20">–</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3">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4073623026" text:style-name="L1">
        <text:list-item>
          <text:p text:style-name="P27">Generate your starting Primary Stats</text:p>
        </text:list-item>
        <text:list-item>
          <text:p text:style-name="P27">Choose your Race</text:p>
          <text:list>
            <text:list-item>
              <text:p text:style-name="P27">Apply stat modifiers</text:p>
            </text:list-item>
            <text:list-item>
              <text:p text:style-name="P27">Record racial Boons &amp; Banes</text:p>
            </text:list-item>
          </text:list>
        </text:list-item>
        <text:list-item>
          <text:p text:style-name="P27">Calculate your Figured Stats</text:p>
        </text:list-item>
        <text:list-item>
          <text:p text:style-name="P27">Choose 8 Bonus Skills</text:p>
        </text:list-item>
        <text:list-item>
          <text:p text:style-name="P27">Choose 8 Tag Skills</text:p>
        </text:list-item>
        <text:list-item>
          <text:p text:style-name="P27">Choose 1 Starting Talent</text:p>
        </text:list-item>
        <text:list-item>
          <text:p text:style-name="P27">Record your Starting Equipment</text:p>
        </text:list-item>
      </text:list>
      <text:p text:style-name="Normal"><text:span text:style-name="Default_20_Paragraph_20_Font"><text:span text:style-name="T15">Primary Stats</text:span></text:span></text:p>
      <text:p text:style-name="P3">Characters in Anthis have seven primary stats:</text:p>
      <text:list xml:id="list2513486704" text:style-name="L2">
        <text:list-item>
          <text:p text:style-name="P28"><text:span text:style-name="Default_20_Paragraph_20_Font"><text:span text:style-name="T1">Muscle (M) </text:span></text:span><text:span text:style-name="Default_20_Paragraph_20_Font"><text:span text:style-name="T20">–</text:span></text:span><text:span text:style-name="Default_20_Paragraph_20_Font"><text:span text:style-name="T1"> Physical strength and the ability to leverage it</text:span></text:span></text:p>
        </text:list-item>
        <text:list-item>
          <text:p text:style-name="P28"><text:span text:style-name="Default_20_Paragraph_20_Font"><text:span text:style-name="T1">Skill (S) </text:span></text:span><text:span text:style-name="Default_20_Paragraph_20_Font"><text:span text:style-name="T20">–</text:span></text:span><text:span text:style-name="Default_20_Paragraph_20_Font"><text:span text:style-name="T1"> Agility, dexterity and hand-eye coordination</text:span></text:span></text:p>
        </text:list-item>
        <text:list-item>
          <text:p text:style-name="P28"><text:span text:style-name="Default_20_Paragraph_20_Font"><text:span text:style-name="T1">Reflex (R) </text:span></text:span><text:span text:style-name="Default_20_Paragraph_20_Font"><text:span text:style-name="T20">–</text:span></text:span><text:span text:style-name="Default_20_Paragraph_20_Font"><text:span text:style-name="T1"> Reaction time, raw speed, OODA and perception</text:span></text:span></text:p>
        </text:list-item>
        <text:list-item>
          <text:p text:style-name="P28"><text:span text:style-name="Default_20_Paragraph_20_Font"><text:span text:style-name="T1">Toughness (T) </text:span></text:span><text:span text:style-name="Default_20_Paragraph_20_Font"><text:span text:style-name="T20">–</text:span></text:span><text:span text:style-name="Default_20_Paragraph_20_Font"><text:span text:style-name="T1"> Ability to withstand hardship and damage</text:span></text:span></text:p>
        </text:list-item>
        <text:list-item>
          <text:p text:style-name="P28"><text:span text:style-name="Default_20_Paragraph_20_Font"><text:span text:style-name="T1">Wit (W) </text:span></text:span><text:span text:style-name="Default_20_Paragraph_20_Font"><text:span text:style-name="T20">–</text:span></text:span><text:span text:style-name="Default_20_Paragraph_20_Font"><text:span text:style-name="T1"> Intelligence and perception</text:span></text:span></text:p>
        </text:list-item>
        <text:list-item>
          <text:p text:style-name="P28"><text:span text:style-name="Default_20_Paragraph_20_Font"><text:span text:style-name="T1">Power (P) </text:span></text:span><text:span text:style-name="Default_20_Paragraph_20_Font"><text:span text:style-name="T20">–</text:span></text:span><text:span text:style-name="Default_20_Paragraph_20_Font"><text:span text:style-name="T1"> Force of will, luck, and magical aptitude</text:span></text:span></text:p>
        </text:list-item>
        <text:list-item>
          <text:p text:style-name="P28"><text:span text:style-name="Default_20_Paragraph_20_Font"><text:span text:style-name="T1">Charisma (C) </text:span></text:span><text:span text:style-name="Default_20_Paragraph_20_Font"><text:span text:style-name="T20">–</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5">Bonus</text:p>
      <text:p text:style-name="P3">Each stat has a bonus associated with it. This value is used to calculate figured stats, as well as add to skill checks. The bonus for a stat is calculated as follows:</text:p>
      <text:p text:style-name="P11"><text:span text:style-name="Default_20_Paragraph_20_Font"><text:span text:style-name="T3">Bonus = (stat </text:span></text:span><text:span text:style-name="Default_20_Paragraph_20_Font"><text:span text:style-name="T21">–</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20">–</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4">½</text:span></text:span><text:span text:style-name="Default_20_Paragraph_20_Font"><text:span text:style-name="T1">. Since skills and figured stats are generated using two primary stats, two fractional bonuses can add up.</text:span></text:span></text:p>
      <text:p text:style-name="P5">Effect Dice</text:p>
      <text:p text:style-name="Normal"><text:span text:style-name="Default_20_Paragraph_20_Font"><text:span text:style-name="T1">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20">–</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3">Stat Value</text:p>
          </table:table-cell>
          <table:table-cell table:style-name="Table1.A1" office:value-type="string">
            <text:p text:style-name="P13">Effect Die</text:p>
          </table:table-cell>
        </table:table-row>
        <table:table-row>
          <table:table-cell table:style-name="Table1.A1" office:value-type="string">
            <text:p text:style-name="P15">0-3</text:p>
          </table:table-cell>
          <table:table-cell table:style-name="Table1.A1" office:value-type="string">
            <text:p text:style-name="P15">1d3-1</text:p>
          </table:table-cell>
        </table:table-row>
        <table:table-row>
          <table:table-cell table:style-name="Table1.A1" office:value-type="string">
            <text:p text:style-name="P15">4-5</text:p>
          </table:table-cell>
          <table:table-cell table:style-name="Table1.A1" office:value-type="string">
            <text:p text:style-name="P15">1d3</text:p>
          </table:table-cell>
        </table:table-row>
        <table:table-row>
          <table:table-cell table:style-name="Table1.A1" office:value-type="string">
            <text:p text:style-name="P15">6-8</text:p>
          </table:table-cell>
          <table:table-cell table:style-name="Table1.A1" office:value-type="string">
            <text:p text:style-name="P15">1d4</text:p>
          </table:table-cell>
        </table:table-row>
        <table:table-row>
          <table:table-cell table:style-name="Table1.A1" office:value-type="string">
            <text:p text:style-name="P15">9-12</text:p>
          </table:table-cell>
          <table:table-cell table:style-name="Table1.A1" office:value-type="string">
            <text:p text:style-name="P15">1d6</text:p>
          </table:table-cell>
        </table:table-row>
        <table:table-row>
          <table:table-cell table:style-name="Table1.A1" office:value-type="string">
            <text:p text:style-name="P15">13-15</text:p>
          </table:table-cell>
          <table:table-cell table:style-name="Table1.A1" office:value-type="string">
            <text:p text:style-name="P15">1d8</text:p>
          </table:table-cell>
        </table:table-row>
        <table:table-row>
          <table:table-cell table:style-name="Table1.A1" office:value-type="string">
            <text:p text:style-name="P15">16-18</text:p>
          </table:table-cell>
          <table:table-cell table:style-name="Table1.A1" office:value-type="string">
            <text:p text:style-name="P15">1d10</text:p>
          </table:table-cell>
        </table:table-row>
        <table:table-row>
          <table:table-cell table:style-name="Table1.A1" office:value-type="string">
            <text:p text:style-name="P15">19-20</text:p>
          </table:table-cell>
          <table:table-cell table:style-name="Table1.A1" office:value-type="string">
            <text:p text:style-name="P15">1d12</text:p>
          </table:table-cell>
        </table:table-row>
        <table:table-row>
          <table:table-cell table:style-name="Table1.A1" office:value-type="string">
            <text:p text:style-name="P15">21-22</text:p>
          </table:table-cell>
          <table:table-cell table:style-name="Table1.A1" office:value-type="string">
            <text:p text:style-name="P15">1d12+1</text:p>
          </table:table-cell>
        </table:table-row>
        <table:table-row>
          <table:table-cell table:style-name="Table1.A1" office:value-type="string">
            <text:p text:style-name="P15">23-24</text:p>
          </table:table-cell>
          <table:table-cell table:style-name="Table1.A1" office:value-type="string">
            <text:p text:style-name="P15">1d12+2</text:p>
          </table:table-cell>
        </table:table-row>
      </table:table>
      <text:p text:style-name="P3"/>
      <text:p text:style-name="Normal"><text:span text:style-name="Default_20_Paragraph_20_Font"><text:span text:style-name="T15">Figured Stats</text:span></text:span></text:p>
      <text:p text:style-name="P3">There are four figured stats in Anthis:</text:p>
      <text:list xml:id="list1831085283" text:style-name="L3">
        <text:list-item>
          <text:p text:style-name="P29"><text:span text:style-name="Default_20_Paragraph_20_Font"><text:span text:style-name="T3">Hit Points = </text:span></text:span><text:span text:style-name="Default_20_Paragraph_20_Font"><text:span text:style-name="T1">Toughness + </text:span></text:span><text:span text:style-name="Default_20_Paragraph_20_Font"><text:span text:style-name="T24">½</text:span></text:span><text:span text:style-name="Default_20_Paragraph_20_Font"><text:span text:style-name="T1"> Muscle + </text:span></text:span><text:span text:style-name="Default_20_Paragraph_20_Font"><text:span text:style-name="T24">½</text:span></text:span><text:span text:style-name="Default_20_Paragraph_20_Font"><text:span text:style-name="T1"> Power (fractions round up)</text:span></text:span></text:p>
        </text:list-item>
        <text:list-item>
          <text:p text:style-name="P29"><text:span text:style-name="Default_20_Paragraph_20_Font"><text:span text:style-name="T3">Initiative = </text:span></text:span><text:span text:style-name="Default_20_Paragraph_20_Font"><text:span text:style-name="T1">Reflex Bonus + Wit Bonus</text:span></text:span></text:p>
        </text:list-item>
        <text:list-item>
          <text:p text:style-name="P29"><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29"><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12"/>
      <text:p text:style-name="P1">The Races of Anthis</text:p>
      <text:p text:style-name="P3"><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20">–</text:span></text:span><text:span text:style-name="Default_20_Paragraph_20_Font"><text:span text:style-name="T1"> The Ashen are the descendants of the slaves of Shadow. Centuries of exposure to horrible magic have shortened their stature, twisted their limbs, and bleached their skin. 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3">Ashen Racial Modifiers</text:p>
          </table:table-cell>
          <table:covered-table-cell/>
          <table:covered-table-cell/>
        </table:table-row>
        <table:table-row>
          <table:table-cell table:style-name="Table2.A1" office:value-type="string">
            <text:p text:style-name="P14">Stats:</text:p>
            <text:list xml:id="list811597549" text:style-name="L4">
              <text:list-item>
                <text:p text:style-name="P30">+1 Skill</text:p>
              </text:list-item>
              <text:list-item>
                <text:p text:style-name="P30">+1 Reflex</text:p>
              </text:list-item>
              <text:list-item>
                <text:p text:style-name="P30">+1 Wit</text:p>
              </text:list-item>
              <text:list-item>
                <text:p text:style-name="P30">-1 Muscle</text:p>
              </text:list-item>
              <text:list-item>
                <text:p text:style-name="P30">-1 Toughness</text:p>
              </text:list-item>
              <text:list-item>
                <text:p text:style-name="P30">-1 Charisma</text:p>
              </text:list-item>
            </text:list>
          </table:table-cell>
          <table:table-cell table:style-name="Table2.A1" office:value-type="string">
            <text:p text:style-name="P14">Traits:</text:p>
            <text:list xml:id="list3212643461" text:style-name="L5">
              <text:list-item>
                <text:p text:style-name="P24">Fallen</text:p>
              </text:list-item>
              <text:list-item>
                <text:p text:style-name="P24">Patron God (Castor and Corax)</text:p>
              </text:list-item>
              <text:list-item>
                <text:p text:style-name="P24">Shade Touched</text:p>
              </text:list-item>
              <text:list-item>
                <text:p text:style-name="P24">Shadow Sight</text:p>
              </text:list-item>
              <text:list-item>
                <text:p text:style-name="P24">Short Legs</text:p>
              </text:list-item>
              <text:list-item>
                <text:p text:style-name="P24">Tricky</text:p>
              </text:list-item>
            </text:list>
          </table:table-cell>
          <table:table-cell table:style-name="Table2.A1" office:value-type="string">
            <text:p text:style-name="P14">Boons (choose one):</text:p>
            <text:list xml:id="list3029493346" text:style-name="L6">
              <text:list-item>
                <text:p text:style-name="P31">Amateur Trickster</text:p>
              </text:list-item>
              <text:list-item>
                <text:p text:style-name="P31">Child of Darkness</text:p>
              </text:list-item>
              <text:list-item>
                <text:p text:style-name="P31">Divine Favor (Castor and Corax)</text:p>
              </text:list-item>
              <text:list-item>
                <text:p text:style-name="P31">Resist Shadow</text:p>
              </text:list-item>
            </text:list>
          </table:table-cell>
        </table:table-row>
      </table:table>
      <text:p text:style-name="P3"/>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20">–</text:span></text:span><text:span text:style-name="Default_20_Paragraph_20_Font"><text:span text:style-name="T1"> Caldrune is a human city situated high in the Savos Peaks. When The Darkness was lifted, a small group of sorcerers devoted their lives to gathering knowledge that survived the ruin and they founded Caldrune as a place to store and protect their discoveries.</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3">Caldruine Racial Modifiers</text:p>
          </table:table-cell>
          <table:covered-table-cell/>
          <table:covered-table-cell/>
        </table:table-row>
        <table:table-row>
          <table:table-cell table:style-name="Table3.A1" office:value-type="string">
            <text:p text:style-name="P14">Stats:</text:p>
            <text:list xml:id="list41602844" text:style-name="L4">
              <text:list-item>
                <text:p text:style-name="P30">+1 Wit</text:p>
              </text:list-item>
              <text:list-item>
                <text:p text:style-name="P30">+1 Charisma</text:p>
              </text:list-item>
              <text:list-item>
                <text:p text:style-name="P30">-1 Muscle</text:p>
              </text:list-item>
              <text:list-item>
                <text:p text:style-name="P30">-1 Toughness</text:p>
              </text:list-item>
            </text:list>
          </table:table-cell>
          <table:table-cell table:style-name="Table3.A1" office:value-type="string">
            <text:p text:style-name="P14">Traits:</text:p>
            <text:list xml:id="list41575273" text:style-name="L5">
              <text:list-item>
                <text:p text:style-name="P24">Book Smart</text:p>
              </text:list-item>
              <text:list-item>
                <text:p text:style-name="P24">Lore Gatherers</text:p>
              </text:list-item>
              <text:list-item>
                <text:p text:style-name="P24">Patron God (Libra)</text:p>
              </text:list-item>
            </text:list>
          </table:table-cell>
          <table:table-cell table:style-name="Table3.A1" office:value-type="string">
            <text:p text:style-name="P14">Boons (choose one):</text:p>
            <text:list xml:id="list41577336" text:style-name="L6">
              <text:list-item>
                <text:p text:style-name="P31">Amateur Alchemist</text:p>
              </text:list-item>
              <text:list-item>
                <text:p text:style-name="P31">Creation Lore</text:p>
              </text:list-item>
              <text:list-item>
                <text:p text:style-name="P31">Divine Favor (Libra)</text:p>
              </text:list-item>
              <text:list-item>
                <text:p text:style-name="P31">Quick Learner</text:p>
              </text:list-item>
              <text:list-item>
                <text:p text:style-name="P31">Sanctioned Traveler</text:p>
              </text:list-item>
            </text:list>
          </table:table-cell>
        </table:table-row>
      </table:table>
      <text:p text:style-name="P3"/>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20">–</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20">–</text:span></text:span><text:span text:style-name="Default_20_Paragraph_20_Font"><text:span text:style-name="T1"> by force if necessary.</text:span></text:span></text:p>
      <text:p text:style-name="P3"><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13">Cividi Racial Modifiers</text:p>
          </table:table-cell>
          <table:covered-table-cell/>
          <table:covered-table-cell/>
        </table:table-row>
        <table:table-row>
          <table:table-cell table:style-name="Table4.A1" office:value-type="string">
            <text:p text:style-name="P14">Stats:</text:p>
            <text:list xml:id="list41574165" text:style-name="L4">
              <text:list-item>
                <text:p text:style-name="P30">+1 Reflex</text:p>
              </text:list-item>
              <text:list-item>
                <text:p text:style-name="P30">+1 Charisma</text:p>
              </text:list-item>
              <text:list-item>
                <text:p text:style-name="P30">-1 Skill</text:p>
              </text:list-item>
              <text:list-item>
                <text:p text:style-name="P30">-1 Toughness</text:p>
              </text:list-item>
            </text:list>
          </table:table-cell>
          <table:table-cell table:style-name="Table4.A1" office:value-type="string">
            <text:p text:style-name="P14">Traits:</text:p>
            <text:list xml:id="list41586894" text:style-name="L5">
              <text:list-item>
                <text:p text:style-name="P24">City Folk</text:p>
              </text:list-item>
              <text:list-item>
                <text:p text:style-name="P24">Midas Touched</text:p>
              </text:list-item>
              <text:list-item>
                <text:p text:style-name="P24">Patron God (Aquae or Lex)</text:p>
              </text:list-item>
            </text:list>
            <text:p text:style-name="P14"/>
          </table:table-cell>
          <table:table-cell table:style-name="Table4.A1" office:value-type="string">
            <text:p text:style-name="P14">Boons (choose one):</text:p>
            <text:list xml:id="list41584167" text:style-name="L6">
              <text:list-item>
                <text:p text:style-name="P31">Amateur Alchemist</text:p>
              </text:list-item>
              <text:list-item>
                <text:p text:style-name="P31">Divine Favor (Aquae or Lex)</text:p>
              </text:list-item>
              <text:list-item>
                <text:p text:style-name="P31">Slaver</text:p>
              </text:list-item>
            </text:list>
          </table:table-cell>
        </table:table-row>
      </table:table>
      <text:p text:style-name="P3"/>
      <text:p text:style-name="Normal"><text:span text:style-name="Default_20_Paragraph_20_Font"><text:span text:style-name="T7">Dwarves</text:span></text:span><text:span text:style-name="Default_20_Paragraph_20_Font"><text:span text:style-name="T1"> </text:span></text:span><text:span text:style-name="Default_20_Paragraph_20_Font"><text:span text:style-name="T20">–</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3">Dwarven Racial Modifiers</text:p>
          </table:table-cell>
          <table:covered-table-cell/>
          <table:covered-table-cell/>
        </table:table-row>
        <table:table-row>
          <table:table-cell table:style-name="Table5.A1" office:value-type="string">
            <text:p text:style-name="P14">Stats:</text:p>
            <text:list xml:id="list41596412" text:style-name="L4">
              <text:list-item>
                <text:p text:style-name="P30">+1 Muscle</text:p>
              </text:list-item>
              <text:list-item>
                <text:p text:style-name="P30">+1 Toughness</text:p>
              </text:list-item>
              <text:list-item>
                <text:p text:style-name="P30">+1 Wit</text:p>
              </text:list-item>
              <text:list-item>
                <text:p text:style-name="P30">-1 Reflex</text:p>
              </text:list-item>
              <text:list-item>
                <text:p text:style-name="P30">-1 Power</text:p>
              </text:list-item>
              <text:list-item>
                <text:p text:style-name="P30">-1 Charisma</text:p>
              </text:list-item>
            </text:list>
          </table:table-cell>
          <table:table-cell table:style-name="Table5.A1" office:value-type="string">
            <text:p text:style-name="P14">Traits:</text:p>
            <text:list xml:id="list41592973" text:style-name="L5">
              <text:list-item>
                <text:p text:style-name="P24">Patron God (Mordain)</text:p>
              </text:list-item>
              <text:list-item>
                <text:p text:style-name="P24">Shadow Sight</text:p>
              </text:list-item>
              <text:list-item>
                <text:p text:style-name="P24">Short Legs</text:p>
              </text:list-item>
              <text:list-item>
                <text:p text:style-name="P24">Tunnel Sense</text:p>
              </text:list-item>
              <text:list-item>
                <text:p text:style-name="P24">Underworld Guardians</text:p>
              </text:list-item>
            </text:list>
          </table:table-cell>
          <table:table-cell table:style-name="Table5.A1" office:value-type="string">
            <text:p text:style-name="P14">Boons (choose one):</text:p>
            <text:list xml:id="list41579940" text:style-name="L6">
              <text:list-item>
                <text:p text:style-name="P31">Creation Lore</text:p>
              </text:list-item>
              <text:list-item>
                <text:p text:style-name="P31">Heirloom Item</text:p>
              </text:list-item>
              <text:list-item>
                <text:p text:style-name="P31">Legendary Greed</text:p>
              </text:list-item>
              <text:list-item>
                <text:p text:style-name="P31">Resist Shadow</text:p>
              </text:list-item>
              <text:list-item>
                <text:p text:style-name="P31">Tough(3)</text:p>
              </text:list-item>
            </text:list>
          </table:table-cell>
        </table:table-row>
      </table:table>
      <text:p text:style-name="P3"/>
      <text:p text:style-name="Normal"><text:span text:style-name="Default_20_Paragraph_20_Font"><text:span text:style-name="T7">Elves</text:span></text:span><text:span text:style-name="Default_20_Paragraph_20_Font"><text:span text:style-name="T1"> </text:span></text:span><text:span text:style-name="Default_20_Paragraph_20_Font"><text:span text:style-name="T20">–</text:span></text:span><text:span text:style-name="Default_20_Paragraph_20_Font"><text:span text:style-name="T1"> A long time ago, elves were the beloved firstborn children of the gods. They were granted mastery of magic and technology, and given the gift of eternal life. These gifts allowed them to rule over the other races and forge a powerful empire.</text:span></text:span></text:p>
      <text:p text:style-name="P3">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3">Elven Racial Modifiers</text:p>
          </table:table-cell>
          <table:covered-table-cell/>
          <table:covered-table-cell/>
        </table:table-row>
        <table:table-row>
          <table:table-cell table:style-name="Table6.A1" office:value-type="string">
            <text:p text:style-name="P14">Stats:</text:p>
            <text:list xml:id="list41574204" text:style-name="L4">
              <text:list-item>
                <text:p text:style-name="P30">+1 Skill</text:p>
              </text:list-item>
              <text:list-item>
                <text:p text:style-name="P30">+1 Reflex</text:p>
              </text:list-item>
              <text:list-item>
                <text:p text:style-name="P30">+1 Wit</text:p>
              </text:list-item>
              <text:list-item>
                <text:p text:style-name="P30">+1 Power</text:p>
              </text:list-item>
              <text:list-item>
                <text:p text:style-name="P30">+1 Charisma</text:p>
              </text:list-item>
            </text:list>
          </table:table-cell>
          <table:table-cell table:style-name="Table6.A1" office:value-type="string">
            <text:p text:style-name="P14">Traits:</text:p>
            <text:list xml:id="list41595468" text:style-name="L5">
              <text:list-item>
                <text:p text:style-name="P24">Fallen</text:p>
              </text:list-item>
              <text:list-item>
                <text:p text:style-name="P24">Forbidden Knowledge</text:p>
              </text:list-item>
              <text:list-item>
                <text:p text:style-name="P24">Immortal</text:p>
              </text:list-item>
              <text:list-item>
                <text:p text:style-name="P24">Shunned</text:p>
              </text:list-item>
              <text:list-item>
                <text:p text:style-name="P24">Steadfast</text:p>
              </text:list-item>
            </text:list>
          </table:table-cell>
          <table:table-cell table:style-name="Table6.A1" office:value-type="string">
            <text:p text:style-name="P14">Boons (choose one):</text:p>
            <text:list xml:id="list41599559" text:style-name="L6">
              <text:list-item>
                <text:p text:style-name="P31">Amateur Chanter</text:p>
              </text:list-item>
              <text:list-item>
                <text:p text:style-name="P31">Animal Companion</text:p>
              </text:list-item>
              <text:list-item>
                <text:p text:style-name="P31">Creation Lore</text:p>
              </text:list-item>
              <text:list-item>
                <text:p text:style-name="P31">Heirloom Item</text:p>
              </text:list-item>
              <text:list-item>
                <text:p text:style-name="P31">Mobility(1)</text:p>
              </text:list-item>
            </text:list>
          </table:table-cell>
        </table:table-row>
      </table:table>
      <text:p text:style-name="P3"/>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20">–</text:span></text:span><text:span text:style-name="Default_20_Paragraph_20_Font"><text:span text:style-name="T1"> 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3">Heiraxan Racial Modifiers</text:p>
          </table:table-cell>
          <table:covered-table-cell/>
          <table:covered-table-cell/>
        </table:table-row>
        <table:table-row>
          <table:table-cell table:style-name="Table7.A1" office:value-type="string">
            <text:p text:style-name="P14">Stats:</text:p>
            <text:list xml:id="list41585857" text:style-name="L4">
              <text:list-item>
                <text:p text:style-name="P30">+1 Muscle</text:p>
              </text:list-item>
              <text:list-item>
                <text:p text:style-name="P30">+1 Charisma</text:p>
              </text:list-item>
              <text:list-item>
                <text:p text:style-name="P30">-1 Reflex</text:p>
              </text:list-item>
              <text:list-item>
                <text:p text:style-name="P30">-1 Power</text:p>
              </text:list-item>
            </text:list>
          </table:table-cell>
          <table:table-cell table:style-name="Table7.A1" office:value-type="string">
            <text:p text:style-name="P14">Traits:</text:p>
            <text:list xml:id="list41598026" text:style-name="L5">
              <text:list-item>
                <text:p text:style-name="P24">Innocent looking</text:p>
              </text:list-item>
              <text:list-item>
                <text:p text:style-name="P24">One With The Land</text:p>
              </text:list-item>
              <text:list-item>
                <text:p text:style-name="P24">Patron God (Aquae or Hegre)</text:p>
              </text:list-item>
            </text:list>
          </table:table-cell>
          <table:table-cell table:style-name="Table7.A1" office:value-type="string">
            <text:p text:style-name="P14">Boons (choose one):</text:p>
            <text:list xml:id="list41600583" text:style-name="L6">
              <text:list-item>
                <text:p text:style-name="P31">Divine Favor (Aquae or Hegre)</text:p>
              </text:list-item>
              <text:list-item>
                <text:p text:style-name="P31">Mobility(1)</text:p>
              </text:list-item>
              <text:list-item>
                <text:p text:style-name="P31">War Weary</text:p>
              </text:list-item>
            </text:list>
          </table:table-cell>
        </table:table-row>
      </table:table>
      <text:p text:style-name="P3"/>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20">–</text:span></text:span><text:span text:style-name="Default_20_Paragraph_20_Font"><text:span text:style-name="T1"> The Javian are mountain-dwelling avians that </text:span></text:span><text:span text:style-name="Default_20_Paragraph_20_Font"><text:span text:style-name="T20">…</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3">Javian Racial Modifiers</text:p>
          </table:table-cell>
          <table:covered-table-cell/>
          <table:covered-table-cell/>
        </table:table-row>
        <table:table-row>
          <table:table-cell table:style-name="Table8.A1" office:value-type="string">
            <text:p text:style-name="P14">Stats:</text:p>
            <text:list xml:id="list41602615" text:style-name="L4">
              <text:list-item>
                <text:p text:style-name="P30">-2 Muscle</text:p>
              </text:list-item>
              <text:list-item>
                <text:p text:style-name="P30">-1 Toughness</text:p>
              </text:list-item>
              <text:list-item>
                <text:p text:style-name="P30">+1 Skill</text:p>
              </text:list-item>
              <text:list-item>
                <text:p text:style-name="P30">+1 Reflex</text:p>
              </text:list-item>
            </text:list>
          </table:table-cell>
          <table:table-cell table:style-name="Table8.A1" office:value-type="string">
            <text:p text:style-name="P14">Traits:</text:p>
            <text:list xml:id="list41596319" text:style-name="L5">
              <text:list-item>
                <text:p text:style-name="P24">Claws</text:p>
              </text:list-item>
              <text:list-item>
                <text:p text:style-name="P24">Keen Eyes</text:p>
              </text:list-item>
              <text:list-item>
                <text:p text:style-name="P24">Small Frame</text:p>
              </text:list-item>
              <text:list-item>
                <text:p text:style-name="P24">Weak Wings</text:p>
              </text:list-item>
            </text:list>
          </table:table-cell>
          <table:table-cell table:style-name="Table8.A1" office:value-type="string">
            <text:p text:style-name="P14">Boons (choose one):</text:p>
            <text:list xml:id="list41578219" text:style-name="L6">
              <text:list-item>
                <text:p text:style-name="P31">Legendary Greed</text:p>
              </text:list-item>
              <text:list-item>
                <text:p text:style-name="P31">Mobility(1)</text:p>
              </text:list-item>
              <text:list-item>
                <text:p text:style-name="P31">Weather Eye</text:p>
              </text:list-item>
            </text:list>
          </table:table-cell>
        </table:table-row>
      </table:table>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20">–</text:span></text:span><text:span text:style-name="Default_20_Paragraph_20_Font"><text:span text:style-name="T1"> The Sarkan are men who originated from the arid lands to the southeast, across the Sheerost (mountains). They were tribal nomads who followed the rains to carve out a life in an inhospitable land. Tribal infighting caused several Sarkan tribes to cross the Sheerost and settle Anthis. </text:span></text:span></text:p>
      <text:p text:style-name="P3">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3">Sarkan Racial Modifiers</text:p>
          </table:table-cell>
          <table:covered-table-cell/>
          <table:covered-table-cell/>
        </table:table-row>
        <table:table-row>
          <table:table-cell table:style-name="Table9.A1" office:value-type="string">
            <text:p text:style-name="P14">Stats:</text:p>
            <text:list xml:id="list41577710" text:style-name="L4">
              <text:list-item>
                <text:p text:style-name="P30">+1 Toughness</text:p>
              </text:list-item>
              <text:list-item>
                <text:p text:style-name="P30">+1 Wit</text:p>
              </text:list-item>
              <text:list-item>
                <text:p text:style-name="P30">-1 Reflex</text:p>
              </text:list-item>
              <text:list-item>
                <text:p text:style-name="P30">-1 Power</text:p>
              </text:list-item>
            </text:list>
          </table:table-cell>
          <table:table-cell table:style-name="Table9.A1" office:value-type="string">
            <text:p text:style-name="P14">Traits:</text:p>
            <text:list xml:id="list41602018" text:style-name="L5">
              <text:list-item>
                <text:p text:style-name="P24">Desert Sense</text:p>
              </text:list-item>
              <text:list-item>
                <text:p text:style-name="P24">Man Hunter</text:p>
              </text:list-item>
              <text:list-item>
                <text:p text:style-name="P24">Trapper</text:p>
              </text:list-item>
            </text:list>
          </table:table-cell>
          <table:table-cell table:style-name="Table9.A1" office:value-type="string">
            <text:p text:style-name="P14">Boons (choose one):</text:p>
            <text:list xml:id="list41574396" text:style-name="L6">
              <text:list-item>
                <text:p text:style-name="P31">Born in the Saddle</text:p>
              </text:list-item>
              <text:list-item>
                <text:p text:style-name="P31">Fight With Wild Abandon</text:p>
              </text:list-item>
              <text:list-item>
                <text:p text:style-name="P31">Slaver</text:p>
              </text:list-item>
              <text:list-item>
                <text:p text:style-name="P31">Tough(2)</text:p>
              </text:list-item>
            </text:list>
          </table:table-cell>
        </table:table-row>
      </table:table>
      <text:p text:style-name="P3"/>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20">–</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3">Theydan Racial Modifiers</text:p>
          </table:table-cell>
          <table:covered-table-cell/>
          <table:covered-table-cell/>
        </table:table-row>
        <table:table-row>
          <table:table-cell table:style-name="Table10.A1" office:value-type="string">
            <text:p text:style-name="P14">Stats:</text:p>
            <text:list xml:id="list41590018" text:style-name="L4">
              <text:list-item>
                <text:p text:style-name="P30">+1 Skill</text:p>
              </text:list-item>
              <text:list-item>
                <text:p text:style-name="P30">+1 Reflex</text:p>
              </text:list-item>
              <text:list-item>
                <text:p text:style-name="P30">-1 Wit</text:p>
              </text:list-item>
              <text:list-item>
                <text:p text:style-name="P30">-1 Power</text:p>
              </text:list-item>
            </text:list>
          </table:table-cell>
          <table:table-cell table:style-name="Table10.A1" office:value-type="string">
            <text:p text:style-name="P14">Traits:</text:p>
            <text:list xml:id="list41588078" text:style-name="L5">
              <text:list-item>
                <text:p text:style-name="P24">Breath Control</text:p>
              </text:list-item>
              <text:list-item>
                <text:p text:style-name="P24">Claws</text:p>
              </text:list-item>
              <text:list-item>
                <text:p text:style-name="P24">Patron God (Ulder or Tathe)</text:p>
              </text:list-item>
              <text:list-item>
                <text:p text:style-name="P24">Natural Swimmers</text:p>
              </text:list-item>
            </text:list>
          </table:table-cell>
          <table:table-cell table:style-name="Table10.A1" office:value-type="string">
            <text:p text:style-name="P14">Boons (choose one):</text:p>
            <text:list xml:id="list41585500" text:style-name="L6">
              <text:list-item>
                <text:p text:style-name="P31">Boatman</text:p>
              </text:list-item>
              <text:list-item>
                <text:p text:style-name="P31">Divine Favor (Ulder or Tathe)</text:p>
              </text:list-item>
              <text:list-item>
                <text:p text:style-name="P31">Mutineer</text:p>
              </text:list-item>
              <text:list-item>
                <text:p text:style-name="P31">Treasure Map</text:p>
              </text:list-item>
              <text:list-item>
                <text:p text:style-name="P31">Weather Eye</text:p>
              </text:list-item>
            </text:list>
          </table:table-cell>
        </table:table-row>
      </table:table>
      <text:p text:style-name="P3"/>
      <text:p text:style-name="P3"><text:span text:style-name="Default_20_Paragraph_20_Font"><text:span text:style-name="T26">Thoxian</text:span></text:span><text:span text:style-name="Default_20_Paragraph_20_Font"> </text:span><text:span text:style-name="Default_20_Paragraph_20_Font"><text:span text:style-name="T23">–</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3">Thoxian Racial Modifiers</text:p>
          </table:table-cell>
          <table:covered-table-cell/>
          <table:covered-table-cell/>
        </table:table-row>
        <table:table-row>
          <table:table-cell table:style-name="Table19.A1" office:value-type="string">
            <text:p text:style-name="P14">Stats:</text:p>
            <text:list xml:id="list192124760452887" text:continue-list="list41590018" text:style-name="L4">
              <text:list-item>
                <text:p text:style-name="P30">+1 Reflex</text:p>
              </text:list-item>
              <text:list-item>
                <text:p text:style-name="P30">+1 Power</text:p>
              </text:list-item>
              <text:list-item>
                <text:p text:style-name="P30">-1 Muscle</text:p>
              </text:list-item>
              <text:list-item>
                <text:p text:style-name="P30">-1 Charisma</text:p>
              </text:list-item>
            </text:list>
          </table:table-cell>
          <table:table-cell table:style-name="Table19.A1" office:value-type="string">
            <text:p text:style-name="P14">Traits:</text:p>
            <text:list xml:id="list3880743208" text:style-name="L7">
              <text:list-item>
                <text:p text:style-name="P25">Mountain Sense</text:p>
              </text:list-item>
              <text:list-item>
                <text:p text:style-name="P25">Resist Air(1)</text:p>
              </text:list-item>
              <text:list-item>
                <text:p text:style-name="P26">Resist Water(1)</text:p>
              </text:list-item>
              <text:list-item>
                <text:p text:style-name="P25">Tricky</text:p>
              </text:list-item>
            </text:list>
          </table:table-cell>
          <table:table-cell table:style-name="Table19.A1" office:value-type="string">
            <text:p text:style-name="P14">Boons (choose one):</text:p>
            <text:list xml:id="list1478336667" text:style-name="L8">
              <text:list-item>
                <text:p text:style-name="P32">Former Cultist</text:p>
              </text:list-item>
              <text:list-item>
                <text:p text:style-name="P32">Stolen Artifact</text:p>
              </text:list-item>
              <text:list-item>
                <text:p text:style-name="P32">Tough(2)</text:p>
              </text:list-item>
              <text:list-item>
                <text:p text:style-name="P32">Weather eye</text:p>
              </text:list-item>
            </text:list>
          </table:table-cell>
        </table:table-row>
      </table:table>
      <text:p text:style-name="P18"/>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20">–</text:span></text:span><text:span text:style-name="Default_20_Paragraph_20_Font"><text:span text:style-name="T1"> Tirkid are large (2.5m tall), alien creatures that resemble a cross between a mantis and a centaur.</text:span></text:span></text:p>
      <text:p text:style-name="P3"><text:soft-page-break/>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3">Tirkid Racial Modifiers</text:p>
          </table:table-cell>
          <table:covered-table-cell/>
          <table:covered-table-cell/>
        </table:table-row>
        <table:table-row>
          <table:table-cell table:style-name="Table11.A1" office:value-type="string">
            <text:p text:style-name="P14">Stats:</text:p>
            <text:list xml:id="list41583344" text:style-name="L4">
              <text:list-item>
                <text:p text:style-name="P30">+1 Muscle</text:p>
              </text:list-item>
              <text:list-item>
                <text:p text:style-name="P30">+1 Wit</text:p>
              </text:list-item>
              <text:list-item>
                <text:p text:style-name="P30">-1 Skill</text:p>
              </text:list-item>
              <text:list-item>
                <text:p text:style-name="P30">-1 Charisma</text:p>
              </text:list-item>
            </text:list>
          </table:table-cell>
          <table:table-cell table:style-name="Table11.A1" office:value-type="string">
            <text:p text:style-name="P14">Traits:</text:p>
            <text:list xml:id="list41577293" text:style-name="L5">
              <text:list-item>
                <text:p text:style-name="P24">Alien</text:p>
              </text:list-item>
              <text:list-item>
                <text:p text:style-name="P24">Large Frame</text:p>
              </text:list-item>
              <text:list-item>
                <text:p text:style-name="P24">Multiple Legs</text:p>
              </text:list-item>
              <text:list-item>
                <text:p text:style-name="P24">Natural Sprinters</text:p>
              </text:list-item>
            </text:list>
          </table:table-cell>
          <table:table-cell table:style-name="Table11.A1" office:value-type="string">
            <text:p text:style-name="P14">Boons (choose one):</text:p>
            <text:list xml:id="list41579355" text:style-name="L6">
              <text:list-item>
                <text:p text:style-name="P31">Mount</text:p>
              </text:list-item>
              <text:list-item>
                <text:p text:style-name="P31">Tough(2)</text:p>
              </text:list-item>
              <text:list-item>
                <text:p text:style-name="P31">???</text:p>
              </text:list-item>
            </text:list>
          </table:table-cell>
        </table:table-row>
      </table:table>
      <text:p text:style-name="P4"><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20">–</text:span></text:span><text:span text:style-name="Default_20_Paragraph_20_Font"><text:span text:style-name="T1"> The Tundaran are a matriarchal, tribal society living in the steppes of northeast Anthis. They are a 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3">Tundaran Racial Modifiers</text:p>
          </table:table-cell>
          <table:covered-table-cell/>
          <table:covered-table-cell/>
        </table:table-row>
        <table:table-row>
          <table:table-cell table:style-name="Table12.A1" office:value-type="string">
            <text:p text:style-name="P14">Stats:</text:p>
            <text:list xml:id="list41602163" text:style-name="L4">
              <text:list-item>
                <text:p text:style-name="P30">+1 Skill</text:p>
              </text:list-item>
              <text:list-item>
                <text:p text:style-name="P30">+1 Toughness</text:p>
              </text:list-item>
              <text:list-item>
                <text:p text:style-name="P30">-1 Wit</text:p>
              </text:list-item>
              <text:list-item>
                <text:p text:style-name="P30">-1 Charisma</text:p>
              </text:list-item>
            </text:list>
          </table:table-cell>
          <table:table-cell table:style-name="Table12.A1" office:value-type="string">
            <text:p text:style-name="P14">Traits:</text:p>
            <text:list xml:id="list41586526" text:style-name="L5">
              <text:list-item>
                <text:p text:style-name="P24">Giant Hunter</text:p>
              </text:list-item>
              <text:list-item>
                <text:p text:style-name="P24">Patron God (Brul or Ylid)</text:p>
              </text:list-item>
              <text:list-item>
                <text:p text:style-name="P24">Pleasing Voice</text:p>
              </text:list-item>
              <text:list-item>
                <text:p text:style-name="P24">Skeptical</text:p>
              </text:list-item>
            </text:list>
          </table:table-cell>
          <table:table-cell table:style-name="Table12.A1" office:value-type="string">
            <text:p text:style-name="P14">Boons (choose one):</text:p>
            <text:list xml:id="list41596475" text:style-name="L6">
              <text:list-item>
                <text:p text:style-name="P31">Amateur Chanter</text:p>
              </text:list-item>
              <text:list-item>
                <text:p text:style-name="P31">Divine Favor (Brul or Ylid)</text:p>
              </text:list-item>
              <text:list-item>
                <text:p text:style-name="P31">Resolute</text:p>
              </text:list-item>
              <text:list-item>
                <text:p text:style-name="P31">Mobility(1)</text:p>
              </text:list-item>
              <text:list-item>
                <text:p text:style-name="P31">Tough(2)</text:p>
              </text:list-item>
            </text:list>
          </table:table-cell>
        </table:table-row>
      </table:table>
      <text:p text:style-name="P3"/>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20">–</text:span></text:span><text:span text:style-name="Default_20_Paragraph_20_Font"><text:span text:style-name="T1"> The Vask were the shock troops of the old empire, enforcing the will of their elven masters, and keeping the peace. When the empire fell, the Vaskan legions threw themselves against waves of 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3">Vask Racial Modifiers</text:p>
          </table:table-cell>
          <table:covered-table-cell/>
          <table:covered-table-cell/>
        </table:table-row>
        <table:table-row>
          <table:table-cell table:style-name="Table13.A1" office:value-type="string">
            <text:p text:style-name="P14">Stats:</text:p>
            <text:list xml:id="list41591866" text:style-name="L4">
              <text:list-item>
                <text:p text:style-name="P30">+1 Muscle</text:p>
              </text:list-item>
              <text:list-item>
                <text:p text:style-name="P30">+1 Toughness</text:p>
              </text:list-item>
              <text:list-item>
                <text:p text:style-name="P30">-1 Wit</text:p>
              </text:list-item>
              <text:list-item>
                <text:p text:style-name="P30">-1 Charisma</text:p>
              </text:list-item>
            </text:list>
          </table:table-cell>
          <table:table-cell table:style-name="Table13.A1" office:value-type="string">
            <text:p text:style-name="P14">Traits:</text:p>
            <text:list xml:id="list41573928" text:style-name="L5">
              <text:list-item>
                <text:p text:style-name="P24">Fearsome Reputation</text:p>
              </text:list-item>
              <text:list-item>
                <text:p text:style-name="P24">Patron God (Brul)</text:p>
              </text:list-item>
              <text:list-item>
                <text:p text:style-name="P24">Resolute</text:p>
              </text:list-item>
            </text:list>
          </table:table-cell>
          <table:table-cell table:style-name="Table13.A1" office:value-type="string">
            <text:p text:style-name="P14">Boons (choose one):</text:p>
            <text:list xml:id="list41574797" text:style-name="L6">
              <text:list-item>
                <text:p text:style-name="P31">Divine Favor (Brul)</text:p>
              </text:list-item>
              <text:list-item>
                <text:p text:style-name="P31">Mobility(1)</text:p>
              </text:list-item>
              <text:list-item>
                <text:p text:style-name="P31">Tough(3)</text:p>
              </text:list-item>
            </text:list>
          </table:table-cell>
        </table:table-row>
      </table:table>
      <text:p text:style-name="P3"/>
      <text:p text:style-name="Normal"><text:soft-page-break/><text:span text:style-name="Default_20_Paragraph_20_Font"><text:span text:style-name="T7">Vnaar</text:span></text:span><text:span text:style-name="Default_20_Paragraph_20_Font"><text:span text:style-name="T1"> </text:span></text:span><text:span text:style-name="Default_20_Paragraph_20_Font"><text:span text:style-name="T20">–</text:span></text:span><text:span text:style-name="Default_20_Paragraph_20_Font"><text:span text:style-name="T1"> The Vnaar 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3">Vnaar Racial Modifiers</text:p>
          </table:table-cell>
          <table:covered-table-cell/>
          <table:covered-table-cell/>
        </table:table-row>
        <table:table-row>
          <table:table-cell table:style-name="Table14.A1" office:value-type="string">
            <text:p text:style-name="P14">Stats:</text:p>
            <text:list xml:id="list41602301" text:style-name="L4">
              <text:list-item>
                <text:p text:style-name="P30">+1 Skill</text:p>
              </text:list-item>
              <text:list-item>
                <text:p text:style-name="P30">+1 Toughness</text:p>
              </text:list-item>
              <text:list-item>
                <text:p text:style-name="P30">-1 Wit</text:p>
              </text:list-item>
              <text:list-item>
                <text:p text:style-name="P30">-1 Power</text:p>
              </text:list-item>
            </text:list>
          </table:table-cell>
          <table:table-cell table:style-name="Table14.A1" office:value-type="string">
            <text:p text:style-name="P14">Traits:</text:p>
            <text:list xml:id="list41602627" text:style-name="L5">
              <text:list-item>
                <text:p text:style-name="P24">Blend with Nature</text:p>
              </text:list-item>
              <text:list-item>
                <text:p text:style-name="P24">Natural Climbers</text:p>
              </text:list-item>
              <text:list-item>
                <text:p text:style-name="P24">Patron God (Hegre)</text:p>
              </text:list-item>
              <text:list-item>
                <text:p text:style-name="P24">Mobility(1)</text:p>
              </text:list-item>
            </text:list>
          </table:table-cell>
          <table:table-cell table:style-name="Table14.A1" office:value-type="string">
            <text:p text:style-name="P14">Boons (choose one):</text:p>
            <text:list xml:id="list41603687" text:style-name="L6">
              <text:list-item>
                <text:p text:style-name="P31">Animal Companion</text:p>
              </text:list-item>
              <text:list-item>
                <text:p text:style-name="P31">Divine Favor (Hegre)</text:p>
              </text:list-item>
              <text:list-item>
                <text:p text:style-name="P31">One With The Land</text:p>
              </text:list-item>
              <text:list-item>
                <text:p text:style-name="P31">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6">Trait</text:p>
          </table:table-cell>
          <table:table-cell table:style-name="Table15.A1" office:value-type="string">
            <text:p text:style-name="P6">Description</text:p>
          </table:table-cell>
        </table:table-row>
        <table:table-row>
          <table:table-cell table:style-name="Table15.A1" office:value-type="string">
            <text:p text:style-name="P7">Alien</text:p>
          </table:table-cell>
          <table:table-cell table:style-name="Table15.A1" office:value-type="string">
            <text:p text:style-name="Normal"><text:span text:style-name="Default_20_Paragraph_20_Font"><text:span text:style-name="T16">Your race is considered strange and otherworldly. You take a </text:span></text:span><text:span text:style-name="Default_20_Paragraph_20_Font"><text:span text:style-name="T22">–</text:span></text:span><text:span text:style-name="Default_20_Paragraph_20_Font"><text:span text:style-name="T16">2 to all social checks when dealing with races other than your own</text:span></text:span></text:p>
          </table:table-cell>
        </table:table-row>
        <table:table-row>
          <table:table-cell table:style-name="Table15.A1" office:value-type="string">
            <text:p text:style-name="P7">Amateur Alchemist</text:p>
          </table:table-cell>
          <table:table-cell table:style-name="Table15.A1" office:value-type="string">
            <text:p text:style-name="P7">You begin the game with the Alchemy skill and two potion recipes of your choice</text:p>
          </table:table-cell>
        </table:table-row>
        <table:table-row>
          <table:table-cell table:style-name="Table15.A1" office:value-type="string">
            <text:p text:style-name="P7">Amateur Chanter</text:p>
          </table:table-cell>
          <table:table-cell table:style-name="Table15.A1" office:value-type="string">
            <text:p text:style-name="P7">You begin the game with the Words of Power skill and two spells with the keywords of chant, or song</text:p>
          </table:table-cell>
        </table:table-row>
        <table:table-row>
          <table:table-cell table:style-name="Table15.A1" office:value-type="string">
            <text:p text:style-name="P7">Amateur Trickster</text:p>
          </table:table-cell>
          <table:table-cell table:style-name="Table15.A1" office:value-type="string">
            <text:p text:style-name="P7">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7">Animal Companion</text:p>
          </table:table-cell>
          <table:table-cell table:style-name="Table15.A1" office:value-type="string">
            <text:p text:style-name="Normal"><text:span text:style-name="Default_20_Paragraph_20_Font"><text:span text:style-name="T16">The beasts of the world still remember when your people were kings. You begin the game with an animal companion </text:span></text:span><text:span text:style-name="Default_20_Paragraph_20_Font"><text:span text:style-name="T22">–</text:span></text:span><text:span text:style-name="Default_20_Paragraph_20_Font"><text:span text:style-name="T16">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7">Blend with Nature</text:p>
          </table:table-cell>
          <table:table-cell table:style-name="Table15.A1" office:value-type="string">
            <text:p text:style-name="P7">You get a +2 to stealth checks in a wilderness setting</text:p>
          </table:table-cell>
        </table:table-row>
        <table:table-row>
          <table:table-cell table:style-name="Table15.A1" office:value-type="string">
            <text:p text:style-name="P7">Boatman</text:p>
          </table:table-cell>
          <table:table-cell table:style-name="Table15.A1" office:value-type="string">
            <text:p text:style-name="P7">You start the game with a small longboat capable of carrying 6 people and a meager amount of supplies</text:p>
          </table:table-cell>
        </table:table-row>
        <table:table-row>
          <table:table-cell table:style-name="Table15.A1" office:value-type="string">
            <text:p text:style-name="P7">Book Smart</text:p>
          </table:table-cell>
          <table:table-cell table:style-name="Table15.A1" office:value-type="string">
            <text:p text:style-name="P7">You get +1 to lore checks, and any check pertaining to learning spells</text:p>
          </table:table-cell>
        </table:table-row>
        <table:table-row>
          <table:table-cell table:style-name="Table15.A1" office:value-type="string">
            <text:p text:style-name="P7">Born in the Saddle</text:p>
          </table:table-cell>
          <table:table-cell table:style-name="Table15.A1" office:value-type="string">
            <text:p text:style-name="P7">You start the game with the ride skill, get +2 ride checks, and own a horse</text:p>
          </table:table-cell>
        </table:table-row>
        <table:table-row>
          <table:table-cell table:style-name="Table15.A1" office:value-type="string">
            <text:p text:style-name="P7">Breath Control</text:p>
          </table:table-cell>
          <table:table-cell table:style-name="Table15.A1" office:value-type="string">
            <text:p text:style-name="P7">You may hold your breath 5x the normal time (5 rounds/toughness) and you get a +4 to save vs. gas attacks</text:p>
          </table:table-cell>
        </table:table-row>
        <table:table-row>
          <table:table-cell table:style-name="Table15.A1" office:value-type="string">
            <text:p text:style-name="P7">Child of Darkness</text:p>
          </table:table-cell>
          <table:table-cell table:style-name="Table15.A1" office:value-type="string">
            <text:p text:style-name="Normal"><text:span text:style-name="Default_20_Paragraph_20_Font"><text:span text:style-name="T16">You get a +2 bonus to stealth checks, and if you hide in a shadowy location, and succeed by rolling a 10</text:span></text:span><text:span text:style-name="Default_20_Paragraph_20_Font"><text:span text:style-name="T22">—</text:span></text:span><text:span text:style-name="Default_20_Paragraph_20_Font"><text:span text:style-name="T16">12, you blend into the darkness and are even harder to find (enemy search checks are </text:span></text:span><text:span text:style-name="Default_20_Paragraph_20_Font"><text:span text:style-name="T22">–</text:span></text:span><text:span text:style-name="Default_20_Paragraph_20_Font"><text:span text:style-name="T16">4)</text:span></text:span></text:p>
          </table:table-cell>
        </table:table-row>
        <table:table-row>
          <table:table-cell table:style-name="Table15.A1" office:value-type="string">
            <text:p text:style-name="P16">City Folk</text:p>
          </table:table-cell>
          <table:table-cell table:style-name="Table15.A1" office:value-type="string">
            <text:p text:style-name="P16">You get a +1 to all non-combat checks when operating in a city</text:p>
          </table:table-cell>
        </table:table-row>
        <table:table-row>
          <table:table-cell table:style-name="Table15.A1" office:value-type="string">
            <text:p text:style-name="P7">Claws</text:p>
          </table:table-cell>
          <table:table-cell table:style-name="Table15.A1" office:value-type="string">
            <text:p text:style-name="P7">Your claws give you a +2 to climbing checks. You get the brawling skill for free, and your claws act as 1d6 unarmed weapons</text:p>
          </table:table-cell>
        </table:table-row>
        <table:table-row>
          <table:table-cell table:style-name="Table15.A1" office:value-type="string">
            <text:p text:style-name="P7">Creation <text:soft-page-break/>Lore</text:p>
          </table:table-cell>
          <table:table-cell table:style-name="Table15.A1" office:value-type="string">
            <text:p text:style-name="P7">You begin the game with the Creation skill<text:soft-page-break/></text:p>
          </table:table-cell>
        </table:table-row>
        <table:table-row>
          <table:table-cell table:style-name="Table15.A1" office:value-type="string">
            <text:p text:style-name="P7">Crowd Favorite</text:p>
          </table:table-cell>
          <table:table-cell table:style-name="Table15.A1" office:value-type="string">
            <text:p text:style-name="P7">You are well known to the people and get a +2 to all social checks where you can use your fame</text:p>
          </table:table-cell>
        </table:table-row>
        <table:table-row>
          <table:table-cell table:style-name="Table15.A1" office:value-type="string">
            <text:p text:style-name="P7">Divine Favor</text:p>
          </table:table-cell>
          <table:table-cell table:style-name="Table15.A1" office:value-type="string">
            <text:p text:style-name="P7">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6">Fallen<text:tab/></text:span></text:span></text:p>
          </table:table-cell>
          <table:table-cell table:style-name="Table15.A1" office:value-type="string">
            <text:p text:style-name="Normal"><text:span text:style-name="Default_20_Paragraph_20_Font"><text:span text:style-name="T16">Your race has a history that has tainted their reputation. You take </text:span></text:span><text:span text:style-name="Default_20_Paragraph_20_Font"><text:span text:style-name="T22">–</text:span></text:span><text:span text:style-name="Default_20_Paragraph_20_Font"><text:span text:style-name="T16">2 to all social tests when dealing with other races</text:span></text:span></text:p>
          </table:table-cell>
        </table:table-row>
        <table:table-row>
          <table:table-cell table:style-name="Table15.A1" office:value-type="string">
            <text:p text:style-name="P7">Fearsome Reputation</text:p>
          </table:table-cell>
          <table:table-cell table:style-name="Table15.A1" office:value-type="string">
            <text:p text:style-name="P7">You get a +2 to social checks where you are trying to bully or intimidate someone</text:p>
          </table:table-cell>
        </table:table-row>
        <table:table-row>
          <table:table-cell table:style-name="Table15.A1" office:value-type="string">
            <text:p text:style-name="P7">Forbidden Knowledge</text:p>
          </table:table-cell>
          <table:table-cell table:style-name="Table15.A1" office:value-type="string">
            <text:p text:style-name="P7">You get a +2 to any checks to learn spells or bind spirits</text:p>
          </table:table-cell>
        </table:table-row>
        <table:table-row>
          <table:table-cell table:style-name="Table15.A1" office:value-type="string">
            <text:p text:style-name="P7">Fight With Wild Abandon</text:p>
          </table:table-cell>
          <table:table-cell table:style-name="Table15.A1" office:value-type="string">
            <text:p text:style-name="Normal"><text:span text:style-name="Default_20_Paragraph_20_Font"><text:span text:style-name="T16">You take a </text:span></text:span><text:span text:style-name="Default_20_Paragraph_20_Font"><text:span text:style-name="T22">–</text:span></text:span><text:span text:style-name="Default_20_Paragraph_20_Font"><text:span text:style-name="T16">1 to all your defenses, but do +2 damage</text:span></text:span></text:p>
          </table:table-cell>
        </table:table-row>
        <table:table-row>
          <table:table-cell table:style-name="Table15.A22" office:value-type="string">
            <text:p text:style-name="P7">Former Cultist</text:p>
          </table:table-cell>
          <table:table-cell table:style-name="Table15.A22" office:value-type="string">
            <text:p text:style-name="P7">You gain the spirit calling skill and start the game with an air sprite. However, you get a -2 to all social checks because of your tainted past</text:p>
          </table:table-cell>
        </table:table-row>
        <table:table-row>
          <table:table-cell table:style-name="Table15.A1" office:value-type="string">
            <text:p text:style-name="P7">Heirloom Item</text:p>
          </table:table-cell>
          <table:table-cell table:style-name="Table15.A1" office:value-type="string">
            <text:p text:style-name="P7">You start the game with a special item given to you by your ancestors. This item starts with some minor power. Talk to your GM to work out the specifics of this item</text:p>
          </table:table-cell>
        </table:table-row>
        <table:table-row>
          <table:table-cell table:style-name="Table15.A1" office:value-type="string">
            <text:p text:style-name="Normal"><text:span text:style-name="Default_20_Paragraph_20_Font"><text:span text:style-name="T22">…</text:span></text:span><text:span text:style-name="Default_20_Paragraph_20_Font"><text:span text:style-name="T16"> Hunter</text:span></text:span></text:p>
          </table:table-cell>
          <table:table-cell table:style-name="Table15.A1" office:value-type="string">
            <text:p text:style-name="P7">You get +1 attack, damage and wound rolls against your favored enemy</text:p>
          </table:table-cell>
        </table:table-row>
        <table:table-row>
          <table:table-cell table:style-name="Table15.A1" office:value-type="string">
            <text:p text:style-name="P7">Immortal</text:p>
          </table:table-cell>
          <table:table-cell table:style-name="Table15.A1" office:value-type="string">
            <text:p text:style-name="P7">Members of your race do not age, or die of natural causes</text:p>
          </table:table-cell>
        </table:table-row>
        <table:table-row>
          <table:table-cell table:style-name="Table15.A1" office:value-type="string">
            <text:p text:style-name="P7">Innocent Looking</text:p>
          </table:table-cell>
          <table:table-cell table:style-name="Table15.A1" office:value-type="string">
            <text:p text:style-name="P7">You get a +1 to sneak and social checks where you are able to blend in with a crowd, or proclaim your innocence</text:p>
          </table:table-cell>
        </table:table-row>
        <table:table-row>
          <table:table-cell table:style-name="Table15.A1" office:value-type="string">
            <text:p text:style-name="P7">Keen Eyes</text:p>
          </table:table-cell>
          <table:table-cell table:style-name="Table15.A1" office:value-type="string">
            <text:p text:style-name="P7">You get a +2 to all checks to spot something or notice visual details</text:p>
          </table:table-cell>
        </table:table-row>
        <table:table-row>
          <table:table-cell table:style-name="Table15.A1" office:value-type="string">
            <text:p text:style-name="P7">Large Frame</text:p>
          </table:table-cell>
          <table:table-cell table:style-name="Table15.A1" office:value-type="string">
            <text:p text:style-name="P7">You resist(1) being knocked down, or knocked back. Armor for you costs 20% more</text:p>
          </table:table-cell>
        </table:table-row>
        <table:table-row>
          <table:table-cell table:style-name="Table15.A1" office:value-type="string">
            <text:p text:style-name="P7">Legendary Greed</text:p>
          </table:table-cell>
          <table:table-cell table:style-name="Table15.A1" office:value-type="string">
            <text:p text:style-name="P7">You can detect large deposits of gold or precious stones within 100 meters.</text:p>
          </table:table-cell>
        </table:table-row>
        <table:table-row>
          <table:table-cell table:style-name="Table15.A1" office:value-type="string">
            <text:p text:style-name="P7">Lore Gatherer</text:p>
          </table:table-cell>
          <table:table-cell table:style-name="Table15.A1" office:value-type="string">
            <text:p text:style-name="P7">You start the game with a lore skill of your choice, and 2 perks to apply to your lore skills</text:p>
          </table:table-cell>
        </table:table-row>
        <table:table-row>
          <table:table-cell table:style-name="Table15.A1" office:value-type="string">
            <text:p text:style-name="P16">Midas Touched</text:p>
          </table:table-cell>
          <table:table-cell table:style-name="Table15.A1" office:value-type="string">
            <text:p text:style-name="P17"><text:span text:style-name="Default_20_Paragraph_20_Font"><text:span text:style-name="T16">You start the game with an additional 50g and anytime you are to receive payment from an NPC for services rendered, or for trade goods, you manage to get an extra 10% from the deal </text:span></text:span><text:span text:style-name="Default_20_Paragraph_20_Font"><text:span text:style-name="T22">–</text:span></text:span><text:span text:style-name="Default_20_Paragraph_20_Font"><text:span text:style-name="T16"> regardless of the result of any trade check made</text:span></text:span></text:p>
          </table:table-cell>
        </table:table-row>
        <table:table-row>
          <table:table-cell table:style-name="Table15.A1" office:value-type="string">
            <text:p text:style-name="P7">Mobility(x)</text:p>
          </table:table-cell>
          <table:table-cell table:style-name="Table15.A1" office:value-type="string">
            <text:p text:style-name="P7">You gain +x to initiative and +x move/round</text:p>
          </table:table-cell>
        </table:table-row>
        <table:table-row>
          <table:table-cell table:style-name="Table15.A1" office:value-type="string">
            <text:p text:style-name="P16">Mount</text:p>
          </table:table-cell>
          <table:table-cell table:style-name="Table15.A1" office:value-type="string">
            <text:p text:style-name="P16">You can be ridden by any character man-sized or smaller and take no penalties carrying another</text:p>
          </table:table-cell>
        </table:table-row>
        <table:table-row>
          <table:table-cell table:style-name="Table15.A1" office:value-type="string">
            <text:p text:style-name="P7">Multiple Legs</text:p>
          </table:table-cell>
          <table:table-cell table:style-name="Table15.A1" office:value-type="string">
            <text:p text:style-name="P7">You can ignore the first leg wound in any combat</text:p>
          </table:table-cell>
        </table:table-row>
        <table:table-row>
          <table:table-cell table:style-name="Table15.A1" office:value-type="string">
            <text:p text:style-name="P7">Mutineer</text:p>
          </table:table-cell>
          <table:table-cell table:style-name="Table15.A1" office:value-type="string">
            <text:p text:style-name="P7">When you make a surprise attack on a combatant who is not already in combat, you get a +2 damage and +1 to your wound roll</text:p>
          </table:table-cell>
        </table:table-row>
        <table:table-row>
          <table:table-cell table:style-name="Table15.A1" office:value-type="string">
            <text:p text:style-name="P7">Natural Climbers</text:p>
          </table:table-cell>
          <table:table-cell table:style-name="Table15.A1" office:value-type="string">
            <text:p text:style-name="Normal"><text:span text:style-name="Default_20_Paragraph_20_Font"><text:span text:style-name="T16">+2 to all climb checks and </text:span></text:span><text:span text:style-name="Default_20_Paragraph_20_Font"><text:span text:style-name="T25">½</text:span></text:span><text:span text:style-name="Default_20_Paragraph_20_Font"><text:span text:style-name="T16"> fall damage</text:span></text:span></text:p>
          </table:table-cell>
        </table:table-row>
        <table:table-row>
          <table:table-cell table:style-name="Table15.A1" office:value-type="string">
            <text:p text:style-name="P7">Natural Sprinters</text:p>
          </table:table-cell>
          <table:table-cell table:style-name="Table15.A1" office:value-type="string">
            <text:p text:style-name="P7">+2 Move</text:p>
          </table:table-cell>
        </table:table-row>
        <table:table-row>
          <table:table-cell table:style-name="Table15.A1" office:value-type="string">
            <text:p text:style-name="P7">Natural <text:soft-page-break/>Swimmers</text:p>
          </table:table-cell>
          <table:table-cell table:style-name="Table15.A1" office:value-type="string">
            <text:p text:style-name="P7">You start the game with the swim skill<text:soft-page-break/></text:p>
          </table:table-cell>
        </table:table-row>
        <table:table-row>
          <table:table-cell table:style-name="Table15.A1" office:value-type="string">
            <text:p text:style-name="P7">One With The Land</text:p>
          </table:table-cell>
          <table:table-cell table:style-name="Table15.A1" office:value-type="string">
            <text:p text:style-name="P7">You gain a +1 to Animal Lore and Herb Lore checks</text:p>
          </table:table-cell>
        </table:table-row>
        <table:table-row>
          <table:table-cell table:style-name="Table15.A1" office:value-type="string">
            <text:p text:style-name="P7">Patron God</text:p>
          </table:table-cell>
          <table:table-cell table:style-name="Table15.A1" office:value-type="string">
            <text:p text:style-name="P7">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6">Pleasing Voice</text:p>
          </table:table-cell>
          <table:table-cell table:style-name="Table15.A1" office:value-type="string">
            <text:p text:style-name="P16">Singing is highly valued by your culture. You get +1 to perform and words of power checks</text:p>
          </table:table-cell>
        </table:table-row>
        <table:table-row>
          <table:table-cell table:style-name="Table15.A1" office:value-type="string">
            <text:p text:style-name="P7">Quick Learner</text:p>
          </table:table-cell>
          <table:table-cell table:style-name="Table15.A1" office:value-type="string">
            <text:p text:style-name="P7">When you gain free skill checks, you get an additional free check</text:p>
          </table:table-cell>
        </table:table-row>
        <table:table-row>
          <table:table-cell table:style-name="Table15.A1" office:value-type="string">
            <text:p text:style-name="Normal"><text:span text:style-name="Default_20_Paragraph_20_Font"><text:span text:style-name="T16">Resist </text:span></text:span><text:span text:style-name="Default_20_Paragraph_20_Font"><text:span text:style-name="T22">…</text:span></text:span><text:span text:style-name="Default_20_Paragraph_20_Font"><text:span text:style-name="T16"> (x)</text:span></text:span></text:p>
          </table:table-cell>
          <table:table-cell table:style-name="Table15.A1" office:value-type="string">
            <text:p text:style-name="Normal"><text:span text:style-name="Default_20_Paragraph_20_Font"><text:span text:style-name="T16">You get a +2x bonus to saves against the resisted element/effect. If you are affected by the resisted element/effect, you reduce the effect by </text:span></text:span><text:span text:style-name="Default_20_Paragraph_20_Font"><text:span text:style-name="T22">–</text:span></text:span><text:span text:style-name="Default_20_Paragraph_20_Font"><text:span text:style-name="T16">1x point/die. Any procs based on the element are </text:span></text:span><text:span text:style-name="Default_20_Paragraph_20_Font"><text:span text:style-name="T22">–</text:span></text:span><text:span text:style-name="Default_20_Paragraph_20_Font"><text:span text:style-name="T16">1x to occur</text:span></text:span></text:p>
          </table:table-cell>
        </table:table-row>
        <table:table-row>
          <table:table-cell table:style-name="Table15.A1" office:value-type="string">
            <text:p text:style-name="P7">Resolute</text:p>
          </table:table-cell>
          <table:table-cell table:style-name="Table15.A1" office:value-type="string">
            <text:p text:style-name="P7">You may spend 1 inspiration to heal 1d6 hit points</text:p>
          </table:table-cell>
        </table:table-row>
        <table:table-row>
          <table:table-cell table:style-name="Table15.A1" office:value-type="string">
            <text:p text:style-name="P7">Sanctioned Traveler</text:p>
          </table:table-cell>
          <table:table-cell table:style-name="Table15.A1" office:value-type="string">
            <text:p text:style-name="P7">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7">... Sense</text:p>
          </table:table-cell>
          <table:table-cell table:style-name="Table15.A22" office:value-type="string">
            <text:p text:style-name="P7">You get +2 to navigate and survival checks in … terrain or climates</text:p>
          </table:table-cell>
        </table:table-row>
        <table:table-row>
          <table:table-cell table:style-name="Table15.A1" office:value-type="string">
            <text:p text:style-name="P7">Shade Touched</text:p>
          </table:table-cell>
          <table:table-cell table:style-name="Table15.A1" office:value-type="string">
            <text:p text:style-name="P7">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7">Shadow Sight</text:p>
          </table:table-cell>
          <table:table-cell table:style-name="Table15.A1" office:value-type="string">
            <text:p text:style-name="P7">You can see in the dark</text:p>
          </table:table-cell>
        </table:table-row>
        <table:table-row>
          <table:table-cell table:style-name="Table15.A1" office:value-type="string">
            <text:p text:style-name="P7">Short Legs</text:p>
          </table:table-cell>
          <table:table-cell table:style-name="Table15.A1" office:value-type="string">
            <text:p text:style-name="Normal"><text:span text:style-name="Default_20_Paragraph_20_Font"><text:span text:style-name="T16">Your movement rate is </text:span></text:span><text:span text:style-name="Default_20_Paragraph_20_Font"><text:span text:style-name="T22">–</text:span></text:span><text:span text:style-name="Default_20_Paragraph_20_Font"><text:span text:style-name="T16">1 hex/combat round</text:span></text:span></text:p>
          </table:table-cell>
        </table:table-row>
        <table:table-row>
          <table:table-cell table:style-name="Table15.A1" office:value-type="string">
            <text:p text:style-name="P7">Shunned</text:p>
          </table:table-cell>
          <table:table-cell table:style-name="Table15.A1" office:value-type="string">
            <text:p text:style-name="P7">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6">Skeptical</text:p>
          </table:table-cell>
          <table:table-cell table:style-name="Table15.A1" office:value-type="string">
            <text:p text:style-name="P17"><text:span text:style-name="Default_20_Paragraph_20_Font"><text:span text:style-name="T16">Any check to deceive you takes a </text:span></text:span><text:span text:style-name="Default_20_Paragraph_20_Font"><text:span text:style-name="T22">–</text:span></text:span><text:span text:style-name="Default_20_Paragraph_20_Font"><text:span text:style-name="T16">1 penalty and you get +1 to save vs. any such effect</text:span></text:span></text:p>
          </table:table-cell>
        </table:table-row>
        <table:table-row>
          <table:table-cell table:style-name="Table15.A1" office:value-type="string">
            <text:p text:style-name="P7">Slaver</text:p>
          </table:table-cell>
          <table:table-cell table:style-name="Table15.A1" office:value-type="string">
            <text:p text:style-name="P7">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7">Small Frame</text:p>
          </table:table-cell>
          <table:table-cell table:style-name="Table15.A1" office:value-type="string">
            <text:p text:style-name="Normal"><text:span text:style-name="Default_20_Paragraph_20_Font"><text:span text:style-name="T16">You get a </text:span></text:span><text:span text:style-name="Default_20_Paragraph_20_Font"><text:span text:style-name="T22">–</text:span></text:span><text:span text:style-name="Default_20_Paragraph_20_Font"><text:span text:style-name="T16">2 to save/procs pertaining to being knocked down, or knocked back</text:span></text:span></text:p>
          </table:table-cell>
        </table:table-row>
        <table:table-row>
          <table:table-cell table:style-name="Table15.A1" office:value-type="string">
            <text:p text:style-name="P7">Steadfast</text:p>
          </table:table-cell>
          <table:table-cell table:style-name="Table15.A1" office:value-type="string">
            <text:p text:style-name="P7">You get a +2 to save against any spell or effect that alters your state of mind, or changes your form (i.e. charms, sleep, or polymorph)</text:p>
          </table:table-cell>
        </table:table-row>
        <table:table-row>
          <table:table-cell table:style-name="Table15.A22" office:value-type="string">
            <text:p text:style-name="P7">Stolen Artifact</text:p>
          </table:table-cell>
          <table:table-cell table:style-name="Table15.A22" office:value-type="string">
            <text:p text:style-name="P7">You stole a minor artifact from a cult holy site and since your escape, you have learned how to use it. Unfortunately, the cult is looking to retrieve their magic item, and to bring you back in chains</text:p>
          </table:table-cell>
        </table:table-row>
        <table:table-row>
          <table:table-cell table:style-name="Table15.A1" office:value-type="string">
            <text:p text:style-name="P7">Tough(x)</text:p>
          </table:table-cell>
          <table:table-cell table:style-name="Table15.A1" office:value-type="string">
            <text:p text:style-name="P7">You gain +X hit points</text:p>
          </table:table-cell>
        </table:table-row>
        <table:table-row>
          <table:table-cell table:style-name="Table15.A1" office:value-type="string">
            <text:p text:style-name="P7">Trapper</text:p>
          </table:table-cell>
          <table:table-cell table:style-name="Table15.A1" office:value-type="string">
            <text:p text:style-name="P7">You get +2 to tracking checks. You start the game with the combat: throw skill, and can use nets</text:p>
          </table:table-cell>
        </table:table-row>
        <text:soft-page-break/>
        <table:table-row>
          <table:table-cell table:style-name="Table15.A1" office:value-type="string">
            <text:p text:style-name="P7">Treasure Map</text:p>
          </table:table-cell>
          <table:table-cell table:style-name="Table15.A1" office:value-type="string">
            <text:p text:style-name="P7">You start the game with a treasure map leading you to a legendary treasure on a remote island</text:p>
          </table:table-cell>
        </table:table-row>
        <table:table-row>
          <table:table-cell table:style-name="Table15.A1" office:value-type="string">
            <text:p text:style-name="P7">Tricky</text:p>
          </table:table-cell>
          <table:table-cell table:style-name="Table15.A1" office:value-type="string">
            <text:p text:style-name="P7">You get +<text:span text:style-name="T31">2 </text:span>to any social, or magic check where you are cheating, deceiving, or manipulating someone</text:p>
          </table:table-cell>
        </table:table-row>
        <table:table-row>
          <table:table-cell table:style-name="Table15.A1" office:value-type="string">
            <text:p text:style-name="P7">Tunnel Sense</text:p>
          </table:table-cell>
          <table:table-cell table:style-name="Table15.A1" office:value-type="string">
            <text:p text:style-name="P7">You gain a +2 to all navigate and survival checks underground</text:p>
          </table:table-cell>
        </table:table-row>
        <table:table-row>
          <table:table-cell table:style-name="Table15.A1" office:value-type="string">
            <text:p text:style-name="P7">Underworld Guardian</text:p>
          </table:table-cell>
          <table:table-cell table:style-name="Table15.A1" office:value-type="string">
            <text:p text:style-name="P7">You get +1 to attack, defense, and damage rolls against Shadow and its minions</text:p>
          </table:table-cell>
        </table:table-row>
        <table:table-row>
          <table:table-cell table:style-name="Table15.A1" office:value-type="string">
            <text:p text:style-name="P7">War Weary</text:p>
          </table:table-cell>
          <table:table-cell table:style-name="Table15.A1" office:value-type="string">
            <text:p text:style-name="Normal"><text:span text:style-name="Default_20_Paragraph_20_Font"><text:span text:style-name="T16">You take a </text:span></text:span><text:span text:style-name="Default_20_Paragraph_20_Font"><text:span text:style-name="T22">–</text:span></text:span><text:span text:style-name="Default_20_Paragraph_20_Font"><text:span text:style-name="T16">1 to both attack and damage, but get +2 to defense, converse and persuade checks</text:span></text:span></text:p>
          </table:table-cell>
        </table:table-row>
        <table:table-row>
          <table:table-cell table:style-name="Table15.A1" office:value-type="string">
            <text:p text:style-name="P7">Weak Wings</text:p>
          </table:table-cell>
          <table:table-cell table:style-name="Table15.A1" office:value-type="string">
            <text:p text:style-name="P7">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6">If you do fall, and for some reason cannot fly, you only take </text:span></text:span><text:span text:style-name="Default_20_Paragraph_20_Font"><text:span text:style-name="T25">½</text:span></text:span><text:span text:style-name="Default_20_Paragraph_20_Font"><text:span text:style-name="T16"> fall damage.</text:span></text:span></text:p>
            <text:p text:style-name="P7">Because it has to be specially fitted, armor costs 50% more for you.</text:p>
          </table:table-cell>
        </table:table-row>
        <table:table-row>
          <table:table-cell table:style-name="Table15.A1" office:value-type="string">
            <text:p text:style-name="P7">Weather Eye</text:p>
          </table:table-cell>
          <table:table-cell table:style-name="Table15.A1" office:value-type="string">
            <text:p text:style-name="P7">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20">—</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4">Skill Defaults</text:span></text:span></text:p>
      <text:p text:style-name="Normal"><text:soft-page-break/><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11">: These skills are peculiar because </text:span></text:span><text:span text:style-name="Default_20_Paragraph_20_Font"><text:span text:style-name="T6">they cannot be trained</text:span></text:span><text:span text:style-name="Default_20_Paragraph_20_Font"><text:span text:style-name="T11">. Instead, anyone can perform these skills with a level of </text:span></text:span><text:span text:style-name="Default_20_Paragraph_20_Font"><text:span text:style-name="T6">8+stat bonus</text:span></text:span><text:span text:style-name="Default_20_Paragraph_20_Font"><text:span text:style-name="T11">. These skills can be leveled by use </text:span></text:span><text:span text:style-name="Default_20_Paragraph_20_Font"><text:span text:style-name="T12">and free checks can be used to level them</text:span></text:span><text:span text:style-name="Default_20_Paragraph_20_Font"><text:span text:style-name="T11">.</text:span></text:span></text:p>
      <text:p text:style-name="Normal"><text:span text:style-name="Default_20_Paragraph_20_Font"><text:span text:style-name="T5">Full (F)</text:span></text:span><text:span text:style-name="Default_20_Paragraph_20_Font"><text:span text:style-name="T11">: “Full” use skills can be rolled at a skill level of </text:span></text:span><text:span text:style-name="Default_20_Paragraph_20_Font"><text:span text:style-name="T6">8+stat bonus</text:span></text:span><text:span text:style-name="Default_20_Paragraph_20_Font"><text:span text:style-name="T11">. These skills can be leveled by use, but no free checks can be spent on them. Unlike everyman skills, full skills can be trained.</text:span></text:span></text:p>
      <text:p text:style-name="Normal"><text:span text:style-name="Default_20_Paragraph_20_Font"><text:span text:style-name="T5">No Use (N)</text:span></text:span><text:span text:style-name="Default_20_Paragraph_20_Font"><text:span text:style-name="T11">: Skills that are labeled as “no use” skills </text:span></text:span><text:span text:style-name="Default_20_Paragraph_20_Font"><text:span text:style-name="T6">cannot be used</text:span></text:span><text:span text:style-name="Default_20_Paragraph_20_Font"><text:span text:style-name="T11">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11">: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11">.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11">: “Untrained” skills can be tested, but the character's level is considered to be </text:span></text:span><text:span text:style-name="Default_20_Paragraph_20_Font"><text:span text:style-name="T6">0+stat bonus.</text:span></text:span><text:span text:style-name="Default_20_Paragraph_20_Font"><text:span text:style-name="T11">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Skill Name</text:p>
          </table:table-cell>
          <table:table-cell table:style-name="Table16.A1" office:value-type="string">
            <text:p text:style-name="P6">Stats</text:p>
          </table:table-cell>
          <table:table-cell table:style-name="Table16.A1" office:value-type="string">
            <text:p text:style-name="P6">Default</text:p>
          </table:table-cell>
          <table:table-cell table:style-name="Table16.A1" office:value-type="string">
            <text:p text:style-name="P6">Notes</text:p>
          </table:table-cell>
        </table:table-row>
        <table:table-row>
          <table:table-cell table:style-name="Table16.A1" office:value-type="string">
            <text:p text:style-name="P7">Bow</text:p>
          </table:table-cell>
          <table:table-cell table:style-name="Table16.A1" office:value-type="string">
            <text:p text:style-name="P7">RS</text:p>
          </table:table-cell>
          <table:table-cell table:style-name="Table16.A1" office:value-type="string">
            <text:p text:style-name="P23">P</text:p>
          </table:table-cell>
          <table:table-cell table:style-name="Table16.A1" office:value-type="string">
            <text:p text:style-name="P7">Bows -- features piercing, improved range and defensive options for archers</text:p>
          </table:table-cell>
        </table:table-row>
        <table:table-row>
          <table:table-cell table:style-name="Table16.A1" office:value-type="string">
            <text:p text:style-name="P7">Brawling</text:p>
          </table:table-cell>
          <table:table-cell table:style-name="Table16.A1" office:value-type="string">
            <text:p text:style-name="P7">MT</text:p>
          </table:table-cell>
          <table:table-cell table:style-name="Table16.A1" office:value-type="string">
            <text:p text:style-name="P23">F</text:p>
          </table:table-cell>
          <table:table-cell table:style-name="Table16.A1" office:value-type="string">
            <text:p text:style-name="Normal"><text:span text:style-name="Default_20_Paragraph_20_Font"><text:span text:style-name="T16">Unarmed, clubs and improvised weapons </text:span></text:span><text:span text:style-name="Default_20_Paragraph_20_Font"><text:span text:style-name="T22">–</text:span></text:span><text:span text:style-name="Default_20_Paragraph_20_Font"><text:span text:style-name="T16"> features fast attacks and bonus damage with unarmed strikes</text:span></text:span></text:p>
          </table:table-cell>
        </table:table-row>
        <table:table-row>
          <table:table-cell table:style-name="Table16.A1" office:value-type="string">
            <text:p text:style-name="P7">Dirty Fighting</text:p>
          </table:table-cell>
          <table:table-cell table:style-name="Table16.A1" office:value-type="string">
            <text:p text:style-name="P7">RW</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6">Knives, improvised weapons </text:span></text:span><text:span text:style-name="Default_20_Paragraph_20_Font"><text:span text:style-name="T22">–</text:span></text:span><text:span text:style-name="Default_20_Paragraph_20_Font"><text:span text:style-name="T16"> features dirty tricks such as head butt, dirt in the eyes, groin kicks</text:span></text:span></text:p>
          </table:table-cell>
        </table:table-row>
        <table:table-row>
          <table:table-cell table:style-name="Table16.A1" office:value-type="string">
            <text:p text:style-name="P7">Dual Wield</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6">Any two light/medium one-handed weapons </text:span></text:span><text:span text:style-name="Default_20_Paragraph_20_Font"><text:span text:style-name="T22">–</text:span></text:span><text:span text:style-name="Default_20_Paragraph_20_Font"><text:span text:style-name="T16"> features fast attacks, mobility and whirlwind style moves</text:span></text:span></text:p>
          </table:table-cell>
        </table:table-row>
        <table:table-row>
          <table:table-cell table:style-name="Table16.A1" office:value-type="string">
            <text:p text:style-name="P7">Dueling</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6">Single weapon </text:span></text:span><text:span text:style-name="Default_20_Paragraph_20_Font"><text:span text:style-name="T22">–</text:span></text:span><text:span text:style-name="Default_20_Paragraph_20_Font"><text:span text:style-name="T16"> features some mobility and status attacks to wound and cripple your foe</text:span></text:span></text:p>
          </table:table-cell>
        </table:table-row>
        <table:table-row>
          <table:table-cell table:style-name="Table16.A1" office:value-type="string">
            <text:p text:style-name="P7">Great Weapon</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6">Bulky two-handed weapons </text:span></text:span><text:span text:style-name="Default_20_Paragraph_20_Font"><text:span text:style-name="T22">–</text:span></text:span><text:span text:style-name="Default_20_Paragraph_20_Font"><text:span text:style-name="T16"> features powerful damaging attacks, cleave</text:span></text:span></text:p>
          </table:table-cell>
        </table:table-row>
        <text:soft-page-break/>
        <table:table-row>
          <table:table-cell table:style-name="Table16.A1" office:value-type="string">
            <text:p text:style-name="P7">One-Hand &amp; Shield</text:p>
          </table:table-cell>
          <table:table-cell table:style-name="Table16.A1" office:value-type="string">
            <text:p text:style-name="P7">ST</text:p>
          </table:table-cell>
          <table:table-cell table:style-name="Table16.A1" office:value-type="string">
            <text:p text:style-name="P23">P</text:p>
          </table:table-cell>
          <table:table-cell table:style-name="Table16.A1" office:value-type="string">
            <text:p text:style-name="Normal"><text:span text:style-name="Default_20_Paragraph_20_Font"><text:span text:style-name="T16">Sword and board </text:span></text:span><text:span text:style-name="Default_20_Paragraph_20_Font"><text:span text:style-name="T22">–</text:span></text:span><text:span text:style-name="Default_20_Paragraph_20_Font"><text:span text:style-name="T16"> features tanking and defensive options as well as shield attacks</text:span></text:span></text:p>
          </table:table-cell>
        </table:table-row>
        <table:table-row>
          <table:table-cell table:style-name="Table16.A1" office:value-type="string">
            <text:p text:style-name="P7">Polearm</text:p>
          </table:table-cell>
          <table:table-cell table:style-name="Table16.A1" office:value-type="string">
            <text:p text:style-name="P7">MS</text:p>
          </table:table-cell>
          <table:table-cell table:style-name="Table16.A1" office:value-type="string">
            <text:p text:style-name="P23">P</text:p>
          </table:table-cell>
          <table:table-cell table:style-name="Table16.A1" office:value-type="string">
            <text:p text:style-name="Normal"><text:span text:style-name="Default_20_Paragraph_20_Font"><text:span text:style-name="T16">Long spears, poleaxes and staffs </text:span></text:span><text:span text:style-name="Default_20_Paragraph_20_Font"><text:span text:style-name="T22">–</text:span></text:span><text:span text:style-name="Default_20_Paragraph_20_Font"><text:span text:style-name="T16"> features powerful piercing attacks and reach attacks</text:span></text:span></text:p>
          </table:table-cell>
        </table:table-row>
        <table:table-row>
          <table:table-cell table:style-name="Table16.A1" office:value-type="string">
            <text:p text:style-name="P7">Spear &amp; Shield</text:p>
          </table:table-cell>
          <table:table-cell table:style-name="Table16.A1" office:value-type="string">
            <text:p text:style-name="P7">ST</text:p>
          </table:table-cell>
          <table:table-cell table:style-name="Table16.A1" office:value-type="string">
            <text:p text:style-name="P23">P</text:p>
          </table:table-cell>
          <table:table-cell table:style-name="Table16.A1" office:value-type="string">
            <text:p text:style-name="Normal"><text:span text:style-name="Default_20_Paragraph_20_Font"><text:span text:style-name="T16">Spear and shield </text:span></text:span><text:span text:style-name="Default_20_Paragraph_20_Font"><text:span text:style-name="T22">–</text:span></text:span><text:span text:style-name="Default_20_Paragraph_20_Font"><text:span text:style-name="T16"> features defensive moves, impaling attacks and taunts, and spear throwing</text:span></text:span></text:p>
          </table:table-cell>
        </table:table-row>
        <table:table-row>
          <table:table-cell table:style-name="Table16.A1" office:value-type="string">
            <text:p text:style-name="P7">Spell</text:p>
          </table:table-cell>
          <table:table-cell table:style-name="Table16.A1" office:value-type="string">
            <text:p text:style-name="P7">PR</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6">Missile spells </text:span></text:span><text:span text:style-name="Default_20_Paragraph_20_Font"><text:span text:style-name="T22">–</text:span></text:span><text:span text:style-name="Default_20_Paragraph_20_Font"><text:span text:style-name="T16"> features improved range, combat spell casting and spell enhancements</text:span></text:span></text:p>
          </table:table-cell>
        </table:table-row>
        <table:table-row>
          <table:table-cell table:style-name="Table16.A1" office:value-type="string">
            <text:p text:style-name="P7">Staff</text:p>
          </table:table-cell>
          <table:table-cell table:style-name="Table16.A1" office:value-type="string">
            <text:p text:style-name="P7">PS</text:p>
          </table:table-cell>
          <table:table-cell table:style-name="Table16.A1" office:value-type="string">
            <text:p text:style-name="P23">P</text:p>
          </table:table-cell>
          <table:table-cell table:style-name="Table16.A1" office:value-type="string">
            <text:p text:style-name="Normal"><text:span text:style-name="Default_20_Paragraph_20_Font"><text:span text:style-name="T16">Mage staffs </text:span></text:span><text:span text:style-name="Default_20_Paragraph_20_Font"><text:span text:style-name="T22">–</text:span></text:span><text:span text:style-name="Default_20_Paragraph_20_Font"><text:span text:style-name="T16"> features defensive moves, spell enhancements</text:span></text:span></text:p>
          </table:table-cell>
        </table:table-row>
        <table:table-row>
          <table:table-cell table:style-name="Table16.A1" office:value-type="string">
            <text:p text:style-name="P7">Thrown</text:p>
          </table:table-cell>
          <table:table-cell table:style-name="Table16.A1" office:value-type="string">
            <text:p text:style-name="P7">MR</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6">Thrown weapons </text:span></text:span><text:span text:style-name="Default_20_Paragraph_20_Font"><text:span text:style-name="T22">–</text:span></text:span><text:span text:style-name="Default_20_Paragraph_20_Font"><text:span text:style-name="T16">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Skill Name</text:p>
          </table:table-cell>
          <table:table-cell table:style-name="Table17.A1" office:value-type="string">
            <text:p text:style-name="P6">Stats</text:p>
          </table:table-cell>
          <table:table-cell table:style-name="Table17.A1" office:value-type="string">
            <text:p text:style-name="P6">Default</text:p>
          </table:table-cell>
          <table:table-cell table:style-name="Table17.A1" office:value-type="string">
            <text:p text:style-name="P6">Notes</text:p>
          </table:table-cell>
        </table:table-row>
        <table:table-row>
          <table:table-cell table:style-name="Table17.A1" office:value-type="string">
            <text:p text:style-name="P7">Acting</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2332483927" text:style-name="L9">
              <text:list-item>
                <text:p text:style-name="P33">Used to convincingly act like someone else or to hide your motives and true feelings</text:p>
              </text:list-item>
              <text:list-item>
                <text:p text:style-name="P33">Used to disguise yourself to look like someone else</text:p>
              </text:list-item>
              <text:list-item>
                <text:p text:style-name="P38"><text:span text:style-name="Default_20_Paragraph_20_Font"><text:span text:style-name="T16">Can be used to thwart </text:span></text:span><text:span text:style-name="Default_20_Paragraph_20_Font"><text:span text:style-name="T18">Converse, Interrogate</text:span></text:span></text:p>
              </text:list-item>
              <text:list-item>
                <text:p text:style-name="P38"><text:span text:style-name="Default_20_Paragraph_20_Font"><text:span text:style-name="T16">Can be used to convince someone you’ve been </text:span></text:span><text:span text:style-name="Default_20_Paragraph_20_Font"><text:span text:style-name="T18">Persuaded</text:span></text:span></text:p>
              </text:list-item>
            </text:list>
          </table:table-cell>
        </table:table-row>
        <table:table-row>
          <table:table-cell table:style-name="Table17.A1" office:value-type="string">
            <text:p text:style-name="P7">Administer</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192124523839740" text:continue-numbering="true" text:style-name="L9">
              <text:list-item>
                <text:p text:style-name="P33">Used to administer a business, or a fiefdom</text:p>
              </text:list-item>
              <text:list-item>
                <text:p text:style-name="P33">Can be used to increase the profits from a holding</text:p>
              </text:list-item>
              <text:list-item>
                <text:p text:style-name="P33">Can be used to decrease the time it takes to improve a holding</text:p>
              </text:list-item>
              <text:list-item>
                <text:p text:style-name="P33">Can be used to ascertain the abilities of potential hires</text:p>
              </text:list-item>
            </text:list>
          </table:table-cell>
        </table:table-row>
        <table:table-row>
          <table:table-cell table:style-name="Table17.A1" office:value-type="string">
            <text:p text:style-name="P7">Animal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192125684019904" text:continue-numbering="true" text:style-name="L9">
              <text:list-item>
                <text:p text:style-name="P33">Used to tame, train, treat animals</text:p>
              </text:list-item>
              <text:list-item>
                <text:p text:style-name="P33">Also used to learn stats about beasts</text:p>
              </text:list-item>
              <text:list-item>
                <text:p text:style-name="P38"><text:span text:style-name="Default_20_Paragraph_20_Font"><text:span text:style-name="T18">Specializations </text:span></text:span><text:span text:style-name="Default_20_Paragraph_20_Font"><text:span text:style-name="T16">used here represent an expert-level knowledge of a type of animal </text:span></text:span><text:span text:style-name="Default_20_Paragraph_20_Font"><text:span text:style-name="T22">–</text:span></text:span><text:span text:style-name="Default_20_Paragraph_20_Font"><text:span text:style-name="T16"> no roll is required for informational tests and taming/training checks are +2 </text:span></text:span><text:span text:style-name="Default_20_Paragraph_20_Font"><text:span text:style-name="T19">(Ex. Wolves, or Spiders)</text:span></text:span></text:p>
              </text:list-item>
            </text:list>
          </table:table-cell>
        </table:table-row>
        <table:table-row>
          <table:table-cell table:style-name="Table17.A1" office:value-type="string">
            <text:p text:style-name="P7">Athlete</text:p>
          </table:table-cell>
          <table:table-cell table:style-name="Table17.A1" office:value-type="string">
            <text:p text:style-name="P7">MT</text:p>
          </table:table-cell>
          <table:table-cell table:style-name="Table17.A1" office:value-type="string">
            <text:p text:style-name="P7">F</text:p>
          </table:table-cell>
          <table:table-cell table:style-name="Table17.A1" office:value-type="string">
            <text:list xml:id="list192125407056355" text:continue-numbering="true" text:style-name="L9">
              <text:list-item>
                <text:p text:style-name="P33">Used to run faster and jump higher than normal</text:p>
              </text:list-item>
              <text:list-item>
                <text:p text:style-name="P33">Used in contests of physical prowess</text:p>
              </text:list-item>
              <text:list-item>
                <text:p text:style-name="P38"><text:span text:style-name="Default_20_Paragraph_20_Font"><text:span text:style-name="T16">Used to </text:span></text:span><text:span text:style-name="Default_20_Paragraph_20_Font"><text:span text:style-name="T18">Swim</text:span></text:span></text:p>
              </text:list-item>
              <text:list-item>
                <text:p text:style-name="P33">Opens access to acrobatic talent trees if given a bonus or tagged</text:p>
              </text:list-item>
            </text:list>
          </table:table-cell>
        </table:table-row>
        <table:table-row>
          <table:table-cell table:style-name="Table17.A1" office:value-type="string">
            <text:p text:style-name="P7">Climb</text:p>
          </table:table-cell>
          <table:table-cell table:style-name="Table17.A1" office:value-type="string">
            <text:p text:style-name="P7">RS</text:p>
          </table:table-cell>
          <table:table-cell table:style-name="Table17.A1" office:value-type="string">
            <text:p text:style-name="P7">U</text:p>
          </table:table-cell>
          <table:table-cell table:style-name="Table17.A1" office:value-type="string">
            <text:list xml:id="list192126053124690" text:continue-numbering="true" text:style-name="L9">
              <text:list-item>
                <text:p text:style-name="P33">Physical skill used to climb surfaces</text:p>
              </text:list-item>
              <text:list-item>
                <text:p text:style-name="P33">Given the right talents, can be used to avoid fall damage from any height</text:p>
              </text:list-item>
            </text:list>
          </table:table-cell>
        </table:table-row>
        <table:table-row>
          <table:table-cell table:style-name="Table17.A1" office:value-type="string">
            <text:p text:style-name="P7">Converse</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192124712443120" text:continue-numbering="true" text:style-name="L9">
              <text:list-item>
                <text:p text:style-name="P33">Ability to gain information from conversation with other characters (usually NPCs)</text:p>
              </text:list-item>
              <text:list-item>
                <text:p text:style-name="P33">Can be used to discern a character’s motives</text:p>
              </text:list-item>
              <text:list-item>
                <text:p text:style-name="P33">Can be used to discern if a character is lying to you</text:p>
              </text:list-item>
              <text:list-item>
                <text:p text:style-name="P33">Used to avoid social penalties for cultural differences</text:p>
              </text:list-item>
              <text:list-item>
                <text:p text:style-name="P33">Used to quickly fit in/make friends in a new social environment</text:p>
              </text:list-item>
            </text:list>
          </table:table-cell>
        </table:table-row>
        <table:table-row>
          <table:table-cell table:style-name="Table17.A1" office:value-type="string">
            <text:p text:style-name="P7">Craftsman</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192125463318513" text:continue-numbering="true" text:style-name="L9">
              <text:list-item>
                <text:p text:style-name="P33">Used to create or repair simple items and devices</text:p>
              </text:list-item>
              <text:list-item>
                <text:p text:style-name="P33">Used to repair wear and tear on weapons and armor</text:p>
              </text:list-item>
              <text:list-item>
                <text:p text:style-name="P33">Armor/Weapon Smith, Jeweler and Woodworker can substitute for this skill</text:p>
              </text:list-item>
              <text:list-item>
                <text:p text:style-name="P38"><text:span text:style-name="Default_20_Paragraph_20_Font"><text:span text:style-name="T18">Specializations </text:span></text:span><text:span text:style-name="Default_20_Paragraph_20_Font"><text:span text:style-name="T16">in this skill can pertain to specific crafts (giving a +2)</text:span></text:span></text:p>
              </text:list-item>
            </text:list>
          </table:table-cell>
        </table:table-row>
        <text:soft-page-break/>
        <table:table-row>
          <table:table-cell table:style-name="Table17.A1" office:value-type="string">
            <text:p text:style-name="P7">Diplomat</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192125721656926" text:continue-numbering="true" text:style-name="L9">
              <text:list-item>
                <text:p text:style-name="P33">Used to negotiate deals and treaties between organizations</text:p>
              </text:list-item>
              <text:list-item>
                <text:p text:style-name="P33">Can be used to discern the motives of the other negotiating parties</text:p>
              </text:list-item>
              <text:list-item>
                <text:p text:style-name="P33">Used to understand the ramifications of agreements</text:p>
              </text:list-item>
              <text:list-item>
                <text:p text:style-name="P33">Used to get better terms out of the deal</text:p>
              </text:list-item>
              <text:list-item>
                <text:p text:style-name="P33">Used to understand the intricacies of a court</text:p>
              </text:list-item>
              <text:list-item>
                <text:p text:style-name="P33">Used to identify and interpret heraldry and other noble symbols</text:p>
              </text:list-item>
              <text:list-item>
                <text:p text:style-name="P33">Used to understand the lines of succession and ranks of noble titles</text:p>
              </text:list-item>
              <text:list-item>
                <text:p text:style-name="P33">Can be used to behave correctly in a noble court</text:p>
              </text:list-item>
              <text:list-item>
                <text:p text:style-name="P38"><text:span text:style-name="Default_20_Paragraph_20_Font"><text:span text:style-name="T18">Specializations </text:span></text:span><text:span text:style-name="Default_20_Paragraph_20_Font"><text:span text:style-name="T16">used here represent expert-level knowledge of a specific subject and no roll is required to succeed</text:span></text:span></text:p>
              </text:list-item>
            </text:list>
          </table:table-cell>
        </table:table-row>
        <table:table-row>
          <table:table-cell table:style-name="Table17.A1" office:value-type="string">
            <text:p text:style-name="P7">Dodge</text:p>
          </table:table-cell>
          <table:table-cell table:style-name="Table17.A1" office:value-type="string">
            <text:p text:style-name="P7">RS</text:p>
          </table:table-cell>
          <table:table-cell table:style-name="Table17.A1" office:value-type="string">
            <text:p text:style-name="P7">E</text:p>
          </table:table-cell>
          <table:table-cell table:style-name="Table17.A1" office:value-type="string">
            <text:list xml:id="list192125139734374" text:continue-numbering="true" text:style-name="L9">
              <text:list-item>
                <text:p text:style-name="P33"><text:span text:style-name="T32">U</text:span>sed to dodge missile/spell attacks</text:p>
              </text:list-item>
            </text:list>
          </table:table-cell>
        </table:table-row>
        <table:table-row>
          <table:table-cell table:style-name="Table17.A11" office:value-type="string">
            <text:p text:style-name="P8">Dungeon Lore</text:p>
          </table:table-cell>
          <table:table-cell table:style-name="Table17.A11" office:value-type="string">
            <text:p text:style-name="P8">PW</text:p>
          </table:table-cell>
          <table:table-cell table:style-name="Table17.A11" office:value-type="string">
            <text:p text:style-name="P8">N</text:p>
          </table:table-cell>
          <table:table-cell table:style-name="Table17.A11" office:value-type="string">
            <text:list xml:id="list192125111236198" text:continue-numbering="true" text:style-name="L9">
              <text:list-item>
                <text:p text:style-name="P35">Knowledge of the dark places of Anthis</text:p>
              </text:list-item>
              <text:list-item>
                <text:p text:style-name="P35">Used to learn of any special conditions a dungeon might have before entering</text:p>
              </text:list-item>
              <text:list-item>
                <text:p text:style-name="P35">Used to learn rumors about a dungeon</text:p>
              </text:list-item>
              <text:list-item>
                <text:p text:style-name="P35">Can be used to assist survival in dungeons</text:p>
              </text:list-item>
            </text:list>
          </table:table-cell>
        </table:table-row>
        <table:table-row>
          <table:table-cell table:style-name="Table17.A1" office:value-type="string">
            <text:p text:style-name="P7">Herb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192125344665328" text:continue-numbering="true" text:style-name="L9">
              <text:list-item>
                <text:p text:style-name="P33">Used to identify and find useful herbs in the wild</text:p>
              </text:list-item>
              <text:list-item>
                <text:p text:style-name="P33">Used to cultivate herbs</text:p>
              </text:list-item>
              <text:list-item>
                <text:p text:style-name="P33">Used to mix poultices that give small heals and buffs to teammates</text:p>
              </text:list-item>
            </text:list>
          </table:table-cell>
        </table:table-row>
        <table:table-row>
          <table:table-cell table:style-name="Table17.A1" office:value-type="string">
            <text:p text:style-name="P7">History</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192125246477354" text:continue-numbering="true" text:style-name="L9">
              <text:list-item>
                <text:p text:style-name="P33">Represents a general knowledge of the history of the campaign realm</text:p>
              </text:list-item>
              <text:list-item>
                <text:p text:style-name="P33">Historians presented with an unfamiliar question can roll to see if they know the answer</text:p>
              </text:list-item>
              <text:list-item>
                <text:p text:style-name="P38"><text:span text:style-name="Default_20_Paragraph_20_Font"><text:span text:style-name="T18">Specializations </text:span></text:span><text:span text:style-name="Default_20_Paragraph_20_Font"><text:span text:style-name="T16">used here represent expert-level knowledge of a specific subject and no roll is required to succeed</text:span></text:span></text:p>
              </text:list-item>
            </text:list>
          </table:table-cell>
        </table:table-row>
        <table:table-row>
          <table:table-cell table:style-name="Table17.A1" office:value-type="string">
            <text:p text:style-name="P7">Interrogate</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192125756800777" text:continue-numbering="true" text:style-name="L9">
              <text:list-item>
                <text:p text:style-name="P33">Used to ascertain the truth of information coerced out of prisoners</text:p>
              </text:list-item>
              <text:list-item>
                <text:p text:style-name="P33">Used to gain truthful information from interrogations</text:p>
              </text:list-item>
            </text:list>
          </table:table-cell>
        </table:table-row>
        <table:table-row>
          <table:table-cell table:style-name="Table17.A1" office:value-type="string">
            <text:p text:style-name="P7">Locks</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192125321562218" text:continue-numbering="true" text:style-name="L9">
              <text:list-item>
                <text:p text:style-name="P33">Used to pick locks</text:p>
              </text:list-item>
            </text:list>
          </table:table-cell>
        </table:table-row>
        <table:table-row>
          <table:table-cell table:style-name="Table17.A1" office:value-type="string">
            <text:p text:style-name="P7">Medic</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192124396035567" text:continue-numbering="true" text:style-name="L9">
              <text:list-item>
                <text:p text:style-name="P33">Used to heal damage and reduce or remove the effect of wounds</text:p>
              </text:list-item>
              <text:list-item>
                <text:p text:style-name="P33">In combat, can stop bleeding and dying statuses</text:p>
              </text:list-item>
              <text:list-item>
                <text:p text:style-name="P33">In 5 minutes, can heal 1d4</text:p>
              </text:list-item>
            </text:list>
          </table:table-cell>
        </table:table-row>
        <table:table-row>
          <table:table-cell table:style-name="Table17.A1" office:value-type="string">
            <text:p text:style-name="P7">Navigate</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192124337374884" text:continue-numbering="true" text:style-name="L9">
              <text:list-item>
                <text:p text:style-name="P33">Used to travel overland without incident</text:p>
              </text:list-item>
              <text:list-item>
                <text:p text:style-name="P33">Used to find specific locations within a region</text:p>
              </text:list-item>
              <text:list-item>
                <text:p text:style-name="P38"><text:span text:style-name="Default_20_Paragraph_20_Font"><text:span text:style-name="T18">Specializations </text:span></text:span><text:span text:style-name="Default_20_Paragraph_20_Font"><text:span text:style-name="T16">used here represent specific area knowledge -- checks are +2</text:span></text:span></text:p>
              </text:list-item>
            </text:list>
          </table:table-cell>
        </table:table-row>
        <table:table-row>
          <table:table-cell table:style-name="Table17.A1" office:value-type="string">
            <text:p text:style-name="P7">Perform</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192125931097651" text:continue-numbering="true" text:style-name="L9">
              <text:list-item>
                <text:p text:style-name="P33">Used to play instruments, sing, tell stories or otherwise entertain</text:p>
              </text:list-item>
            </text:list>
          </table:table-cell>
        </table:table-row>
        <table:table-row>
          <table:table-cell table:style-name="Table17.A1" office:value-type="string">
            <text:p text:style-name="P7">Persuad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192124581639024" text:continue-numbering="true" text:style-name="L9">
              <text:list-item>
                <text:p text:style-name="P33">Used to convince other characters to take a certain course of action</text:p>
              </text:list-item>
            </text:list>
          </table:table-cell>
        </table:table-row>
        <table:table-row>
          <table:table-cell table:style-name="Table17.A1" office:value-type="string">
            <text:p text:style-name="P7">Ride</text:p>
          </table:table-cell>
          <table:table-cell table:style-name="Table17.A1" office:value-type="string">
            <text:p text:style-name="P7">MS</text:p>
          </table:table-cell>
          <table:table-cell table:style-name="Table17.A1" office:value-type="string">
            <text:p text:style-name="P7">N</text:p>
          </table:table-cell>
          <table:table-cell table:style-name="Table17.A1" office:value-type="string">
            <text:list xml:id="list192125048202302" text:continue-numbering="true" text:style-name="L9">
              <text:list-item>
                <text:p text:style-name="P33">Used to ride beasts overland, and also in combat</text:p>
              </text:list-item>
            </text:list>
          </table:table-cell>
        </table:table-row>
        <table:table-row>
          <table:table-cell table:style-name="Table17.A1" office:value-type="string">
            <text:p text:style-name="P7">Sailing</text:p>
          </table:table-cell>
          <table:table-cell table:style-name="Table17.A1" office:value-type="string">
            <text:p text:style-name="P7">MS</text:p>
          </table:table-cell>
          <table:table-cell table:style-name="Table17.A1" office:value-type="string">
            <text:p text:style-name="P7">U</text:p>
          </table:table-cell>
          <table:table-cell table:style-name="Table17.A1" office:value-type="string">
            <text:list xml:id="list192124425522075" text:continue-numbering="true" text:style-name="L9">
              <text:list-item>
                <text:p text:style-name="P33">Used to perform duties on ships</text:p>
              </text:list-item>
            </text:list>
          </table:table-cell>
        </table:table-row>
        <table:table-row>
          <table:table-cell table:style-name="Table17.A1" office:value-type="string">
            <text:p text:style-name="P7">Search</text:p>
          </table:table-cell>
          <table:table-cell table:style-name="Table17.A1" office:value-type="string">
            <text:p text:style-name="P7">RW</text:p>
          </table:table-cell>
          <table:table-cell table:style-name="Table17.A1" office:value-type="string">
            <text:p text:style-name="P7">E</text:p>
          </table:table-cell>
          <table:table-cell table:style-name="Table17.A1" office:value-type="string">
            <text:list xml:id="list192126227407486" text:continue-numbering="true" text:style-name="L9">
              <text:list-item>
                <text:p text:style-name="P36">You cannot choose search as a background or tag skill</text:p>
              </text:list-item>
              <text:list-item>
                <text:p text:style-name="P33">Used to search for secrets, or hide them from prying eyes</text:p>
              </text:list-item>
            </text:list>
          </table:table-cell>
        </table:table-row>
        <table:table-row>
          <table:table-cell table:style-name="Table17.A1" office:value-type="string">
            <text:p text:style-name="P7">Sleight of Hand</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192124548211721" text:continue-numbering="true" text:style-name="L9">
              <text:list-item>
                <text:p text:style-name="P33">Used to pick pockets, perform minor “magic” tricks, palm small items, escape from bonds</text:p>
              </text:list-item>
            </text:list>
          </table:table-cell>
        </table:table-row>
        <table:table-row>
          <table:table-cell table:style-name="Table17.A1" office:value-type="string">
            <text:p text:style-name="P7">Seduc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192125021203729" text:continue-numbering="true" text:style-name="L9">
              <text:list-item>
                <text:p text:style-name="P33">The use of flirtation, attraction, and the promise or exchange of sexual favors to get what you want </text:p>
              </text:list-item>
            </text:list>
          </table:table-cell>
        </table:table-row>
        <table:table-row>
          <table:table-cell table:style-name="Table17.A1" office:value-type="string">
            <text:p text:style-name="P7">Sneak</text:p>
          </table:table-cell>
          <table:table-cell table:style-name="Table17.A1" office:value-type="string">
            <text:p text:style-name="P7">RS</text:p>
          </table:table-cell>
          <table:table-cell table:style-name="Table17.A1" office:value-type="string">
            <text:p text:style-name="P7">P</text:p>
          </table:table-cell>
          <table:table-cell table:style-name="Table17.A1" office:value-type="string">
            <text:list xml:id="list192124703439828" text:continue-numbering="true" text:style-name="L9">
              <text:list-item>
                <text:p text:style-name="P33">Used to conceal oneself from search, or to move quietly and unseen</text:p>
              </text:list-item>
            </text:list>
          </table:table-cell>
        </table:table-row>
        <text:soft-page-break/>
        <table:table-row>
          <table:table-cell table:style-name="Table17.A1" office:value-type="string">
            <text:p text:style-name="P7">Streetwise</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192124406233514" text:continue-numbering="true" text:style-name="L9">
              <text:list-item>
                <text:p text:style-name="P33">Used to know about the seedy elements in a city</text:p>
              </text:list-item>
              <text:list-item>
                <text:p text:style-name="P33">Can be used to gain access to criminals, fence stolen goods, and avoid trouble in the bad part of town</text:p>
              </text:list-item>
              <text:list-item>
                <text:p text:style-name="P33">Can be used to gain information about criminal activity</text:p>
              </text:list-item>
            </text:list>
          </table:table-cell>
        </table:table-row>
        <table:table-row>
          <table:table-cell table:style-name="Table17.A1" office:value-type="string">
            <text:p text:style-name="P7">Survival</text:p>
          </table:table-cell>
          <table:table-cell table:style-name="Table17.A1" office:value-type="string">
            <text:p text:style-name="P7">ST</text:p>
          </table:table-cell>
          <table:table-cell table:style-name="Table17.A1" office:value-type="string">
            <text:p text:style-name="P7">N</text:p>
          </table:table-cell>
          <table:table-cell table:style-name="Table17.A1" office:value-type="string">
            <text:list xml:id="list192126302549237" text:continue-numbering="true" text:style-name="L9">
              <text:list-item>
                <text:p text:style-name="P33">Used to camp in hostile terrain to allow you to rest and heal</text:p>
              </text:list-item>
              <text:list-item>
                <text:p text:style-name="P33">Used to avoid natural hazards</text:p>
              </text:list-item>
              <text:list-item>
                <text:p text:style-name="P33">Used to forage for food and water</text:p>
              </text:list-item>
              <text:list-item>
                <text:p text:style-name="P38"><text:span text:style-name="Default_20_Paragraph_20_Font"><text:span text:style-name="T18">Specializations </text:span></text:span><text:span text:style-name="Default_20_Paragraph_20_Font"><text:span text:style-name="T16">used here represent favored terrain </text:span></text:span><text:span text:style-name="Default_20_Paragraph_20_Font"><text:span text:style-name="T22">–</text:span></text:span><text:span text:style-name="Default_20_Paragraph_20_Font"><text:span text:style-name="T16"> checks are +2</text:span></text:span></text:p>
              </text:list-item>
            </text:list>
          </table:table-cell>
        </table:table-row>
        <table:table-row>
          <table:table-cell table:style-name="Table17.A1" office:value-type="string">
            <text:p text:style-name="P7">Tactics</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192125048959235" text:continue-numbering="true" text:style-name="L9">
              <text:list-item>
                <text:p text:style-name="P38"><text:span text:style-name="Default_20_Paragraph_20_Font"><text:span text:style-name="T16">Used at the beginning of combat to generate </text:span></text:span><text:span text:style-name="Default_20_Paragraph_20_Font"><text:span text:style-name="T18">Tactical Points</text:span></text:span></text:p>
              </text:list-item>
              <text:list-item>
                <text:p text:style-name="P33">TP are usable like inspiration, but last only for the duration of the battle</text:p>
              </text:list-item>
            </text:list>
          </table:table-cell>
        </table:table-row>
        <table:table-row>
          <table:table-cell table:style-name="Table17.A1" office:value-type="string">
            <text:p text:style-name="P7">Theology</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192126224500504" text:continue-numbering="true" text:style-name="L9">
              <text:list-item>
                <text:p text:style-name="P33">Used to know about the gods of the campaign</text:p>
              </text:list-item>
              <text:list-item>
                <text:p text:style-name="P38"><text:span text:style-name="Default_20_Paragraph_20_Font"><text:span text:style-name="T16">Used to understand the will of the gods </text:span></text:span><text:span text:style-name="Default_20_Paragraph_20_Font"><text:span text:style-name="T22">–</text:span></text:span><text:span text:style-name="Default_20_Paragraph_20_Font"><text:span text:style-name="T16"> whether or not certain actions would please or anger them</text:span></text:span></text:p>
              </text:list-item>
              <text:list-item>
                <text:p text:style-name="P33">Used to learn new divine invocations</text:p>
              </text:list-item>
            </text:list>
          </table:table-cell>
        </table:table-row>
        <table:table-row>
          <table:table-cell table:style-name="Table17.A1" office:value-type="string">
            <text:p text:style-name="P7">Trade</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192125741191309" text:continue-numbering="true" text:style-name="L9">
              <text:list-item>
                <text:p text:style-name="P33">Used to assay normal items and trade goods</text:p>
              </text:list-item>
              <text:list-item>
                <text:p text:style-name="P33">Used to get better deals when buying/selling items</text:p>
              </text:list-item>
            </text:list>
          </table:table-cell>
        </table:table-row>
        <table:table-row>
          <table:table-cell table:style-name="Table17.A1" office:value-type="string">
            <text:p text:style-name="P7">Track</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192125059000628" text:continue-numbering="true" text:style-name="L9">
              <text:list-item>
                <text:p text:style-name="P33">Used to follow your quarry by the trail they leave behind</text:p>
              </text:list-item>
            </text:list>
          </table:table-cell>
        </table:table-row>
        <table:table-row>
          <table:table-cell table:style-name="Table17.A1" office:value-type="string">
            <text:p text:style-name="P7">Traps</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192124318965419" text:continue-numbering="true" text:style-name="L9">
              <text:list-item>
                <text:p text:style-name="P33">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Skill Name</text:p>
          </table:table-cell>
          <table:table-cell table:style-name="Table18.A1" office:value-type="string">
            <text:p text:style-name="P6">Stats</text:p>
          </table:table-cell>
          <table:table-cell table:style-name="Table18.A1" office:value-type="string">
            <text:p text:style-name="P6">Default</text:p>
          </table:table-cell>
          <table:table-cell table:style-name="Table18.A1" office:value-type="string">
            <text:p text:style-name="P6">Notes</text:p>
          </table:table-cell>
        </table:table-row>
        <table:table-row>
          <table:table-cell table:style-name="Table18.A1" office:value-type="string">
            <text:p text:style-name="P7">Alchemy</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92125795087975" text:continue-numbering="true" text:style-name="L9">
              <text:list-item>
                <text:p text:style-name="P37">Must have the talent <text:span text:style-name="T28">Alchemy Apprentice</text:span><text:span text:style-name="T30"> before taking this skill</text:span></text:p>
              </text:list-item>
              <text:list-item>
                <text:p text:style-name="P33">Used to create potions</text:p>
              </text:list-item>
              <text:list-item>
                <text:p text:style-name="P33">Taking this skill as a background, or focus grants 4 spells</text:p>
              </text:list-item>
              <text:list-item>
                <text:p text:style-name="P38"><text:span text:style-name="Default_20_Paragraph_20_Font"><text:span text:style-name="T18">Specializations</text:span></text:span><text:span text:style-name="Default_20_Paragraph_20_Font"><text:span text:style-name="T16"> used here grant 2 additional spells </text:span></text:span><text:span text:style-name="Default_20_Paragraph_20_Font"><text:span text:style-name="T17">or open a new spell list</text:span></text:span></text:p>
              </text:list-item>
            </text:list>
          </table:table-cell>
        </table:table-row>
        <table:table-row>
          <table:table-cell table:style-name="Table18.A1" office:value-type="string">
            <text:p text:style-name="P7">Blood Rituals</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192124837185832" text:continue-numbering="true" text:style-name="L9">
              <text:list-item>
                <text:p text:style-name="P37">Must have the talent <text:span text:style-name="T28">Blood Apprentice</text:span><text:span text:style-name="T30"> before taking this skill</text:span></text:p>
              </text:list-item>
              <text:list-item>
                <text:p text:style-name="P33">Used to perform blood rituals</text:p>
              </text:list-item>
            </text:list>
          </table:table-cell>
        </table:table-row>
        <table:table-row>
          <table:table-cell table:style-name="Table18.A1" office:value-type="string">
            <text:p text:style-name="P7">Cre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192124485846887" text:continue-numbering="true" text:style-name="L9">
              <text:list-item>
                <text:p text:style-name="P33">Used to extract Essence and use it to create artifacts</text:p>
              </text:list-item>
              <text:list-item>
                <text:p text:style-name="P38"><text:span text:style-name="Default_20_Paragraph_20_Font"><text:span text:style-name="T16">Only accessible to certain races (elves and dwarves can get creation for certain</text:span></text:span><text:span text:style-name="Default_20_Paragraph_20_Font"><text:span text:style-name="T22">…</text:span></text:span><text:span text:style-name="Default_20_Paragraph_20_Font"><text:span text:style-name="T16"> I am not sure about others)</text:span></text:span></text:p>
              </text:list-item>
              <text:list-item>
                <text:p text:style-name="P33">Taking this skill as a background, or focus grants 4 spells</text:p>
              </text:list-item>
              <text:list-item>
                <text:p text:style-name="P38"><text:span text:style-name="Default_20_Paragraph_20_Font"><text:span text:style-name="T18">Specializations</text:span></text:span><text:span text:style-name="Default_20_Paragraph_20_Font"><text:span text:style-name="T16"> used here grant 2 additional spells</text:span></text:span></text:p>
              </text:list-item>
            </text:list>
          </table:table-cell>
        </table:table-row>
        <table:table-row>
          <table:table-cell table:style-name="Table18.A1" office:value-type="string">
            <text:p text:style-name="P7">Divine Invoc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192124240974007" text:continue-numbering="true" text:style-name="L9">
              <text:list-item>
                <text:p text:style-name="P37">Must have the talent <text:span text:style-name="T28">Acolyte Priest</text:span><text:span text:style-name="T30"> before taking this skill</text:span></text:p>
              </text:list-item>
              <text:list-item>
                <text:p text:style-name="P33">Used to invoke your patron god to cast divine spells</text:p>
              </text:list-item>
              <text:list-item>
                <text:p text:style-name="P33">Taking this skill as a background, or focus grants 4 spells</text:p>
              </text:list-item>
              <text:list-item>
                <text:p text:style-name="P38"><text:span text:style-name="Default_20_Paragraph_20_Font"><text:span text:style-name="T18">Specializations</text:span></text:span><text:span text:style-name="Default_20_Paragraph_20_Font"><text:span text:style-name="T16"> used here grant 2 additional spells</text:span></text:span></text:p>
              </text:list-item>
            </text:list>
          </table:table-cell>
        </table:table-row>
        <table:table-row>
          <table:table-cell table:style-name="Table18.A1" office:value-type="string">
            <text:p text:style-name="P7">Item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92124523986574" text:continue-numbering="true" text:style-name="L9">
              <text:list-item>
                <text:p text:style-name="P33">Used to know the history and lore of unfamiliar artifacts</text:p>
              </text:list-item>
              <text:list-item>
                <text:p text:style-name="P33">Used to gain information about, and unlock, the powers of artifacts</text:p>
              </text:list-item>
              <text:list-item>
                <text:p text:style-name="P38"><text:span text:style-name="Default_20_Paragraph_20_Font"><text:span text:style-name="T18">Specializations </text:span></text:span><text:span text:style-name="Default_20_Paragraph_20_Font"><text:span text:style-name="T16">used here represent knowledge about specific types of artifacts and all checks are +2 </text:span></text:span><text:span text:style-name="Default_20_Paragraph_20_Font"><text:span text:style-name="T19">(Ex. Swords, or Holy Relics)</text:span></text:span></text:p>
              </text:list-item>
            </text:list>
          </table:table-cell>
        </table:table-row>
        <table:table-row>
          <table:table-cell table:style-name="Table18.A1" office:value-type="string">
            <text:p text:style-name="P9">Sorcery</text:p>
          </table:table-cell>
          <table:table-cell table:style-name="Table18.A1" office:value-type="string">
            <text:p text:style-name="P10">CP</text:p>
          </table:table-cell>
          <table:table-cell table:style-name="Table18.A1" office:value-type="string">
            <text:p text:style-name="P10">N</text:p>
          </table:table-cell>
          <table:table-cell table:style-name="Table18.A1" office:value-type="string">
            <text:list xml:id="list192126210989625" text:continue-numbering="true" text:style-name="L9">
              <text:list-item>
                <text:p text:style-name="P37">Must have the talent <text:span text:style-name="T28">Sorcery Apprentice</text:span><text:span text:style-name="T30"> before taking this skill</text:span></text:p>
              </text:list-item>
              <text:list-item>
                <text:p text:style-name="P34">Used to <text:span text:style-name="T27">cast sorcery spells</text:span></text:p>
              </text:list-item>
            </text:list>
          </table:table-cell>
        </table:table-row>
        <text:soft-page-break/>
        <table:table-row>
          <table:table-cell table:style-name="Table18.A8" office:value-type="string">
            <text:p text:style-name="P7">Spell Lore</text:p>
          </table:table-cell>
          <table:table-cell table:style-name="Table18.A8" office:value-type="string">
            <text:p text:style-name="P7">PW</text:p>
          </table:table-cell>
          <table:table-cell table:style-name="Table18.A8" office:value-type="string">
            <text:p text:style-name="P7">N</text:p>
          </table:table-cell>
          <table:table-cell table:style-name="Table18.A8" office:value-type="string">
            <text:list xml:id="list192125098196327" text:continue-numbering="true" text:style-name="L9">
              <text:list-item>
                <text:p text:style-name="P33">Used to identify spells you see cast</text:p>
              </text:list-item>
              <text:list-item>
                <text:p text:style-name="P33">Used to learn spells</text:p>
              </text:list-item>
              <text:list-item>
                <text:p text:style-name="P33">Used to gather information about spirits</text:p>
              </text:list-item>
            </text:list>
          </table:table-cell>
        </table:table-row>
        <table:table-row>
          <table:table-cell table:style-name="Table18.A1" office:value-type="string">
            <text:p text:style-name="P7">Words of Power</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92125129075192" text:continue-numbering="true" text:style-name="L9">
              <text:list-item>
                <text:p text:style-name="P37"><text:span text:style-name="T29">Must</text:span> have the talent <text:span text:style-name="T28">Aspiring Singer</text:span><text:span text:style-name="T30"> before taking this skill</text:span></text:p>
              </text:list-item>
              <text:list-item>
                <text:p text:style-name="P33">Used to speak ancient languages that have magical power</text:p>
              </text:list-item>
              <text:list-item>
                <text:p text:style-name="P33">Taking this skill as a background, or focus grants 4 spells</text:p>
              </text:list-item>
              <text:list-item>
                <text:p text:style-name="P38"><text:span text:style-name="Default_20_Paragraph_20_Font"><text:span text:style-name="T18">Specializations</text:span></text:span><text:span text:style-name="Default_20_Paragraph_20_Font"><text:span text:style-name="T16"> used here grant 2 additional spells</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
    <dc:description/>
    <dc:subject/>
    <meta:initial-creator>Christopher Magoun</meta:initial-creator>
    <meta:creation-date>2017-07-06T18:22:00Z</meta:creation-date>
    <dc:date>2017-12-29T19:21:23.367000000</dc:date>
    <meta:editing-cycles>16</meta:editing-cycles>
    <meta:editing-duration>PT1H52M50S</meta:editing-duration>
    <meta:document-statistic meta:table-count="19" meta:image-count="0" meta:object-count="0" meta:page-count="16" meta:paragraph-count="752" meta:word-count="5861" meta:character-count="31801" meta:non-whitespace-character-count="26942"/>
    <meta:template xlink:type="simple" xlink:actuate="onRequest" xlink:title="" xlink:href="Normal.dotm"/>
  </office:meta>
</office:document-meta>
</file>